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2010000016100000295BAFE577E0D8280F8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standard">
      <style:graphic-properties svg:stroke-color="#666666" draw:fill-color="#666666" draw:textarea-vertical-align="middle"/>
    </style:style>
    <style:style style:name="gr25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5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6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5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Object_20_with_20_no_20_fill_20_and_20_no_20_line">
      <style:graphic-properties draw:fill="bitmap" draw:fill-image-name="Bitmap_20_6" draw:opacity="100%" style:repeat="no-repeat" draw:textarea-horizontal-align="center" draw:textarea-vertical-align="middle"/>
    </style:style>
    <style:style style:name="gr57" style:family="graphic" style:parent-style-name="Object_20_with_20_no_20_fill_20_and_20_no_20_line">
      <style:graphic-properties draw:fill="solid" draw:fill-color="#ffffff" draw:opacity="100%" draw:opacity-name="Transparency_20_1575" style:repeat="no-repeat" draw:textarea-horizontal-align="center" draw:textarea-vertical-align="middle"/>
    </style:style>
    <style:style style:name="gr5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solid"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2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6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9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3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74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6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9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80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4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8" style:family="graphic" style:parent-style-name="standard">
      <style:graphic-properties svg:stroke-color="#666666" draw:fill-color="#808080" draw:textarea-vertical-align="middle"/>
    </style:style>
    <style:style style:name="gr89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91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2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3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4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6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00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1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04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5" style:family="graphic" style:parent-style-name="standard">
      <style:graphic-properties svg:stroke-color="#000000" draw:fill-color="#000000" draw:textarea-vertical-align="middle"/>
    </style:style>
    <style:style style:name="gr106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8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20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21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2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27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9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30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491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18.619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38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41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43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47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51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0cm, 0cm, 0cm)" draw:image-opacity="90%" style:mirror="horizontal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.607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56" style:family="graphic" style:parent-style-name="objectwithoutfill">
      <style:graphic-properties draw:stroke="dash" draw:stroke-dash="Ultrafine_20_Dashed" svg:stroke-width="0.212cm" svg:stroke-color="#333333" draw:marker-start="Symmetric_20_Arrow" draw:marker-start-width="0.618cm" draw:marker-end="" draw:marker-end-width="0.618cm" draw:fill="solid" draw:textarea-vertical-align="middle" fo:padding-top="0.231cm" fo:padding-bottom="0.231cm" fo:padding-left="0.356cm" fo:padding-right="0.356cm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8" style:family="graphic" style:parent-style-name="standard">
      <style:graphic-properties draw:stroke="none" svg:stroke-color="#004586" draw:fill-color="#355269" draw:textarea-horizontal-align="justify" draw:textarea-vertical-align="middle" draw:auto-grow-height="false" fo:min-height="8.837cm" fo:min-width="0cm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.218cm, 0.211cm, 0.272cm, 0.248cm)" draw:image-opacity="93%" style:mirror="horizontal"/>
    </style:style>
    <style:style style:name="gr160" style:family="graphic" style:parent-style-name="standard">
      <style:graphic-properties draw:stroke="none" draw:fill-color="#355269" draw:textarea-horizontal-align="justify" draw:textarea-vertical-align="middle" draw:auto-grow-height="false" fo:min-height="4.072cm" fo:min-width="0cm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6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6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7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69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1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73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31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7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79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8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8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83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187" style:family="graphic" style:parent-style-name="objectwithoutfill">
      <style:graphic-properties draw:stroke="dash" draw:stroke-dash="Ultrafine_20_Dashed" svg:stroke-width="2.469cm" svg:stroke-color="#808080" draw:marker-start-width="3.894cm" draw:marker-end="" draw:marker-end-width="3.994cm" draw:fill="solid" draw:opacity="35%" draw:textarea-vertical-align="middle" fo:padding-top="1.35cm" fo:padding-bottom="1.35cm" fo:padding-left="1.475cm" fo:padding-right="1.475cm"/>
    </style:style>
    <style:style style:name="gr18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036cm" fo:min-width="6.871cm"/>
    </style:style>
    <style:style style:name="gr189" style:family="graphic" style:parent-style-name="objectwithoutfill">
      <style:graphic-properties draw:stroke="dash" draw:stroke-dash="Ultrafine_20_Dashed" svg:stroke-width="2.469cm" svg:stroke-color="#808080" draw:marker-start="" draw:marker-start-width="3.883cm" draw:marker-end="" draw:marker-end-width="3.983cm" draw:fill="solid" draw:opacity="35%" draw:textarea-vertical-align="middle" fo:padding-top="1.339cm" fo:padding-bottom="1.339cm" fo:padding-left="1.464cm" fo:padding-right="1.464cm"/>
    </style:style>
    <style:style style:name="gr19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88cm" fo:min-width="4.834cm"/>
    </style:style>
    <style:style style:name="gr19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39cm" fo:min-width="5.493cm"/>
    </style:style>
    <style:style style:name="gr192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31cm" fo:min-width="6.961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9.528cm, 0.083cm, 3.126cm)" draw:image-opacity="100%" style:mirror="horizontal"/>
    </style:style>
    <style:style style:name="gr194" style:family="graphic" style:parent-style-name="standard">
      <style:graphic-properties svg:stroke-color="#000000" draw:fill="solid" draw:fill-color="#808080" draw:opacity="100%" draw:textarea-horizontal-align="justify" draw:textarea-vertical-align="middle" draw:auto-grow-height="false" fo:min-height="0.05cm" fo:min-width="6.974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3.66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777cm"/>
      <style:paragraph-properties style:writing-mode="lr-tb"/>
    </style:style>
    <style:style style:name="gr198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14cm" fo:min-width="6.961cm"/>
    </style:style>
    <style:style style:name="gr199" style:family="graphic" style:parent-style-name="objectwithoutfill">
      <style:graphic-properties draw:stroke="solid" draw:stroke-dash="Ultrafine_20_Dashed" svg:stroke-width="0.6cm" svg:stroke-color="#666666" draw:marker-start-width="1.196cm" draw:marker-end="Rounded_20_short_20_Arrow" draw:marker-end-width="1.196cm" draw:fill="none" draw:textarea-horizontal-align="center" draw:textarea-vertical-align="middle" fo:padding-top="0.421cm" fo:padding-bottom="0.421cm" fo:padding-left="0.546cm" fo:padding-right="0.546cm"/>
    </style:style>
    <style:style style:name="gr200" style:family="graphic" style:parent-style-name="standard">
      <style:graphic-properties draw:stroke="dash" draw:stroke-dash="Long_20_Dash" svg:stroke-width="0.053cm" svg:stroke-color="#000000" draw:marker-start-width="0.38cm" draw:marker-end-width="0.38cm" draw:fill="none" draw:textarea-horizontal-align="justify" draw:textarea-vertical-align="middle" draw:auto-grow-height="false" fo:min-height="3.1cm" fo:min-width="0.767cm" fo:padding-top="0.152cm" fo:padding-bottom="0.152cm" fo:padding-left="0.277cm" fo:padding-right="0.277cm"/>
    </style:style>
    <style:style style:name="gr201" style:family="graphic" style:parent-style-name="objectwithoutfill">
      <style:graphic-properties svg:stroke-width="0.081cm" svg:stroke-color="#0000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2" style:family="graphic" style:parent-style-name="standard">
      <style:graphic-properties draw:stroke="none" svg:stroke-color="#000000" draw:fill="solid" draw:fill-color="#ffffff" draw:opacity="74%" draw:textarea-horizontal-align="left" draw:auto-grow-height="true" draw:auto-grow-width="true" fo:min-height="1.576cm" fo:min-width="8.232cm"/>
      <style:paragraph-properties style:writing-mode="lr-tb"/>
    </style:style>
    <style:style style:name="gr203" style:family="graphic" style:parent-style-name="standard">
      <style:graphic-properties draw:stroke="none" draw:fill="solid" draw:fill-color="#3465a4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04" style:family="graphic" style:parent-style-name="objectwithoutfill">
      <style:graphic-properties svg:stroke-width="0.159cm" svg:stroke-color="#3465a4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5" style:family="graphic" style:parent-style-name="objectwithoutfill">
      <style:graphic-properties svg:stroke-width="0.159cm" svg:stroke-color="#000000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solid" draw:fill-color="#c9211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solid" draw:fill-color="#127622"/>
      <style:paragraph-properties fo:text-align="cente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9" style:family="paragraph">
      <loext:graphic-properties draw:fill-color="#ffffff" draw:opacity="80%"/>
      <style:paragraph-properties fo:text-align="cente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7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  <style:text-properties fo:color="#000000"/>
    </style:style>
    <style:style style:name="P40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solid" draw:fill-color="#8d281e"/>
      <style:paragraph-properties fo:text-align="center"/>
    </style:style>
    <style:style style:name="P44" style:family="paragraph">
      <loext:graphic-properties draw:fill="solid" draw:fill-color="#355269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7" style:family="paragraph">
      <loext:graphic-properties draw:fill="bitmap" draw:fill-image-name="Bitmap_20_6" draw:opacity="100%" style:repeat="no-repeat"/>
      <style:paragraph-properties fo:text-align="center"/>
    </style:style>
    <style:style style:name="P58" style:family="paragraph">
      <loext:graphic-properties draw:fill="solid" draw:fill-color="#ffffff" draw:opacity="100%" draw:opacity-name="Transparency_20_1575" style:repeat="no-repeat"/>
      <style:paragraph-properties fo:text-align="center"/>
    </style:style>
    <style:style style:name="P5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60" style:family="paragraph">
      <loext:graphic-properties draw:fill-color="#000000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font-size="16pt" fo:font-weight="bold" style:font-size-asian="26pt" style:font-size-complex="26pt"/>
    </style:style>
    <style:style style:name="P62" style:family="paragraph">
      <loext:graphic-properties draw:fill="solid" draw:fill-color="#ffffff"/>
      <style:paragraph-properties style:writing-mode="lr-tb"/>
      <style:text-properties fo:font-size="16pt" fo:font-weight="bold" style:font-size-asian="26pt" style:font-size-complex="26pt"/>
    </style:style>
    <style:style style:name="P6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top="0cm" fo:margin-bottom="0.61cm" fo:text-align="center"/>
      <style:text-properties fo:color="#127622"/>
    </style:style>
    <style:style style:name="P66" style:family="paragraph">
      <loext:graphic-properties draw:fill-color="#004586"/>
      <style:paragraph-properties fo:text-align="center"/>
    </style:style>
    <style:style style:name="P67" style:family="paragraph">
      <style:paragraph-properties fo:margin-top="0cm" fo:margin-bottom="0.61cm"/>
    </style:style>
    <style:style style:name="P68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9" style:family="paragraph">
      <style:paragraph-properties fo:margin-left="0cm" fo:margin-right="0cm" fo:margin-top="0.2cm" fo:margin-bottom="0.2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7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74" style:family="paragraph">
      <loext:graphic-properties draw:fill-color="#c9211e"/>
      <style:paragraph-properties fo:text-align="center"/>
      <style:text-properties fo:color="#c9211e"/>
    </style:style>
    <style:style style:name="P75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76" style:family="paragraph">
      <loext:graphic-properties draw:fill-color="#808080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8" style:family="paragraph">
      <style:paragraph-properties style:writing-mode="lr-tb"/>
    </style:style>
    <style:style style:name="P79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0" style:family="paragraph">
      <loext:graphic-properties draw:fill="none" draw:fill-color="#ffffff"/>
      <style:paragraph-properties style:writing-mode="lr-tb"/>
      <style:text-properties fo:color="#3465a4"/>
    </style:style>
    <style:style style:name="P81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82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83" style:family="paragraph">
      <loext:graphic-properties draw:fill="none" draw:fill-color="#ffffff"/>
      <style:paragraph-properties style:writing-mode="lr-tb"/>
      <style:text-properties fo:font-size="12pt"/>
    </style:style>
    <style:style style:name="P84" style:family="paragraph">
      <style:paragraph-properties fo:text-align="start"/>
    </style:style>
    <style:style style:name="P85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86" style:family="paragraph">
      <loext:graphic-properties draw:fill="none" draw:fill-color="#8d281e"/>
      <style:paragraph-properties fo:text-align="center" style:writing-mode="lr-tb"/>
    </style:style>
    <style:style style:name="P8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8" style:family="paragraph">
      <style:paragraph-properties fo:text-align="end"/>
    </style:style>
    <style:style style:name="P89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90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9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93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5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9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7" style:family="paragraph">
      <loext:graphic-properties draw:fill="none"/>
      <style:paragraph-properties fo:margin-top="0.305cm" fo:margin-bottom="0cm" fo:text-align="center"/>
    </style:style>
    <style:style style:name="P98" style:family="paragraph">
      <loext:graphic-properties draw:fill="none" draw:opacity="99%"/>
      <style:paragraph-properties fo:text-align="center"/>
    </style:style>
    <style:style style:name="P99" style:family="paragraph">
      <loext:graphic-properties draw:fill="none" draw:fill-color="#c9211e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101" style:family="paragraph">
      <style:paragraph-properties fo:margin-left="0cm" fo:margin-right="0cm" fo:margin-top="0.051cm" fo:margin-bottom="0cm" fo:line-height="100%" fo:text-align="start" fo:text-indent="0cm" style:writing-mode="lr-tb"/>
    </style:style>
    <style:style style:name="P102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/>
      <style:paragraph-properties fo:text-align="center"/>
      <style:text-properties fo:color="#666666"/>
    </style:style>
    <style:style style:name="P104" style:family="paragraph">
      <style:paragraph-properties fo:margin-top="0cm" fo:margin-bottom="0.61cm" style:writing-mode="lr-tb"/>
    </style:style>
    <style:style style:name="P105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6" style:family="paragraph">
      <style:paragraph-properties fo:margin-left="0cm" fo:margin-right="0cm" fo:margin-top="0.2cm" fo:margin-bottom="0.2cm" fo:line-height="100%" fo:text-indent="0cm" style:writing-mode="lr-tb"/>
    </style:style>
    <style:style style:name="P10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9" style:family="paragraph">
      <loext:graphic-properties draw:fill-color="#355269"/>
      <style:paragraph-properties fo:text-align="center"/>
    </style:style>
    <style:style style:name="P110" style:family="paragraph">
      <style:paragraph-properties fo:text-align="center" style:writing-mode="lr-tb"/>
    </style:style>
    <style:style style:name="P111" style:family="paragraph">
      <loext:graphic-properties draw:fill-color="#004586"/>
      <style:paragraph-properties fo:text-align="center" style:writing-mode="lr-tb"/>
    </style:style>
    <style:style style:name="P112" style:family="paragraph">
      <style:paragraph-properties fo:margin-left="0cm" fo:margin-right="0cm" fo:margin-top="0.051cm" fo:margin-bottom="0cm" fo:line-height="100%" fo:text-align="start" fo:text-indent="0cm"/>
    </style:style>
    <style:style style:name="P113" style:family="paragraph">
      <loext:graphic-properties draw:fill-color="#333333"/>
      <style:paragraph-properties fo:text-align="center" style:writing-mode="lr-tb"/>
    </style:style>
    <style:style style:name="P114" style:family="paragraph">
      <loext:graphic-properties draw:fill="solid" draw:opacity="35%"/>
      <style:paragraph-properties fo:text-align="center" style:writing-mode="lr-tb"/>
    </style:style>
    <style:style style:name="P115" style:family="paragraph">
      <loext:graphic-properties draw:fill-color="#ffffff" draw:opacity="100%"/>
      <style:paragraph-properties fo:text-align="center"/>
    </style:style>
    <style:style style:name="P116" style:family="paragraph">
      <loext:graphic-properties draw:fill-color="#000000" draw:opacity="100%"/>
      <style:paragraph-properties fo:text-align="center"/>
    </style:style>
    <style:style style:name="P117" style:family="paragraph">
      <loext:graphic-properties draw:fill-color="#808080" draw:opacity="100%"/>
      <style:paragraph-properties fo:text-align="center"/>
    </style:style>
    <style:style style:name="P118" style:family="paragraph">
      <loext:graphic-properties draw:fill="solid" draw:fill-color="#ffffff" draw:opacity="100%"/>
      <style:paragraph-properties fo:text-align="center"/>
    </style:style>
    <style:style style:name="P119" style:family="paragraph">
      <loext:graphic-properties draw:fill="solid" draw:fill-color="#ffffff"/>
      <style:paragraph-properties fo:text-align="center"/>
    </style:style>
    <style:style style:name="P120" style:family="paragraph">
      <loext:graphic-properties draw:fill="solid" draw:fill-color="#000000" draw:opacity="100%"/>
      <style:paragraph-properties fo:text-align="center"/>
    </style:style>
    <style:style style:name="P121" style:family="paragraph">
      <loext:graphic-properties draw:fill="solid" draw:fill-color="#808080" draw:opacity="100%"/>
      <style:paragraph-properties fo:text-align="center"/>
    </style:style>
    <style:style style:name="P12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3" style:family="paragraph">
      <loext:graphic-properties draw:fill="none"/>
      <style:paragraph-properties fo:text-align="center" style:writing-mode="lr-tb"/>
    </style:style>
    <style:style style:name="P124" style:family="paragraph">
      <loext:graphic-properties draw:fill="solid" draw:fill-color="#ffffff" draw:opacity="74%"/>
      <style:paragraph-properties style:writing-mode="lr-tb"/>
      <style:text-properties fo:font-size="40pt" style:font-size-asian="32pt" style:font-size-complex="32pt"/>
    </style:style>
    <style:style style:name="P125" style:family="paragraph">
      <loext:graphic-properties draw:fill="solid" draw:fill-color="#3465a4"/>
      <style:paragraph-properties fo:text-align="center" style:writing-mode="lr-tb"/>
      <style:text-properties fo:color="#000000" style:text-outline="false" style:text-line-through-style="none" style:text-line-through-type="none" style:font-name="StarSymbol1" fo:font-size="40.5999984741211pt" fo:font-style="normal" fo:text-shadow="none" style:text-underline-style="none" fo:font-weight="normal" style:text-underline-mode="continuous" style:text-overline-mode="continuous" style:text-line-through-mode="continuous" style:font-name-asian="StarSymbol1" style:font-size-asian="40.5999984741211pt" style:font-name-complex="StarSymbol1" style:font-size-complex="40.5999984741211pt" style:text-scale="100%" style:text-overline-style="none" style:text-overline-color="font-color"/>
    </style:style>
    <style:style style:name="P126" style:family="paragraph">
      <loext:graphic-properties draw:fill="none" draw:fill-color="#ffffff"/>
      <style:paragraph-properties style:writing-mode="lr-tb"/>
      <style:text-properties fo:font-size="40pt" style:font-size-asian="60pt" style:font-size-complex="60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font-size="16pt" fo:font-weight="bold" style:font-size-asian="26pt" style:font-size-complex="26pt"/>
    </style:style>
    <style:style style:name="T6" style:family="text">
      <style:text-properties fo:color="#000000" fo:font-size="18pt"/>
    </style:style>
    <style:style style:name="T7" style:family="text">
      <style:text-properties fo:font-size="18pt"/>
    </style:style>
    <style:style style:name="T8" style:family="text">
      <style:text-properties fo:color="#127622" style:font-name="Liberation Sans2" fo:font-size="32pt" style:font-name-asian="Liberation Sans2" style:font-size-asian="24pt" style:font-name-complex="Liberation Sans2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Liberation Sans2" fo:font-size="36pt" style:font-name-asian="Liberation Sans2" style:font-size-asian="36pt" style:font-name-complex="Liberation Sans2" style:font-size-complex="36pt"/>
    </style:style>
    <style:style style:name="T13" style:family="text">
      <style:text-properties fo:font-size="18pt" fo:font-style="italic" style:font-size-asian="18pt" style:font-size-complex="18pt"/>
    </style:style>
    <style:style style:name="T14" style:family="text">
      <style:text-properties fo:color="#3465a4"/>
    </style:style>
    <style:style style:name="T15" style:family="text">
      <style:text-properties fo:color="#000000" fo:font-size="12pt"/>
    </style:style>
    <style:style style:name="T16" style:family="text">
      <style:text-properties fo:font-size="12pt" fo:font-style="italic" style:font-size-asian="18pt" style:font-size-complex="18pt"/>
    </style:style>
    <style:style style:name="T17" style:family="text">
      <style:text-properties fo:font-size="12pt"/>
    </style:style>
    <style:style style:name="T18" style:family="text">
      <style:text-properties fo:font-size="12pt" fo:font-weight="bold"/>
    </style:style>
    <style:style style:name="T19" style:family="text">
      <style:text-properties fo:color="#ffffff"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c9211e" style:font-name="Liberation Sans2" fo:font-size="26pt" style:font-name-asian="Liberation Sans2" style:font-size-asian="54pt" style:font-name-complex="Liberation Sans2" style:font-size-complex="54pt"/>
    </style:style>
    <style:style style:name="T22" style:family="text">
      <style:text-properties fo:color="#c9211e" fo:font-size="26pt" style:font-size-asian="54pt" style:font-size-complex="54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27622" fo:font-size="26pt" style:font-size-asian="20pt" style:font-size-complex="2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 fo:font-size="26pt" style:font-size-asian="26pt" style:font-size-complex="26pt"/>
    </style:style>
    <style:style style:name="T27" style:family="text">
      <style:text-properties fo:color="#127622" style:font-name="Liberation Sans2" fo:font-size="26pt" style:font-name-asian="Liberation Sans2" style:font-size-asian="20pt" style:font-name-complex="Liberation Sans2" style:font-size-complex="20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style:font-name="Liberation Sans2" fo:font-size="26pt" style:font-name-asian="Liberation Sans2" style:font-size-asian="26pt" style:font-name-complex="Liberation Sans2" style:font-size-complex="26pt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font-size="40pt" style:font-size-asian="32pt" style:font-size-complex="32pt"/>
    </style:style>
    <style:style style:name="T32" style:family="text">
      <style:text-properties fo:font-size="4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1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3" draw:text-style-name="P23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3" draw:text-style-name="P23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custom-shape draw:style-name="gr44" draw:text-style-name="P42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33" draw:text-style-name="P21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line draw:style-name="gr45" draw:text-style-name="P1" draw:layer="layout" svg:x1="5.795cm" svg:y1="10.527cm" svg:x2="22.164cm" svg:y2="10.527cm">
          <text:p/>
        </draw:line>
        <draw:line draw:style-name="gr46" draw:text-style-name="P43" draw:layer="layout" svg:x1="18.395cm" svg:y1="10.886cm" svg:x2="18.395cm" svg:y2="8.596cm">
          <text:p/>
        </draw:line>
        <draw:line draw:style-name="gr46" draw:text-style-name="P43" draw:layer="layout" svg:x1="18.395cm" svg:y1="8.597cm" svg:x2="18.395cm" svg:y2="6.306cm">
          <text:p/>
        </draw:line>
        <draw:line draw:style-name="gr46" draw:text-style-name="P43" draw:layer="layout" svg:x1="18.395cm" svg:y1="10.886cm" svg:x2="18.395cm" svg:y2="13.168cm">
          <text:p/>
        </draw:line>
        <draw:custom-shape draw:style-name="gr26" draw:text-style-name="P7" draw:layer="layout" svg:width="12.7cm" svg:height="12.7cm" svg:x="5.683cm" svg:y="4.163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7" draw:text-style-name="P19" draw:layer="layout" svg:x1="12.047cm" svg:y1="10.523cm" svg:x2="18.388cm" svg:y2="10.885cm">
          <text:p/>
        </draw:line>
        <draw:line draw:style-name="gr47" draw:text-style-name="P19" draw:layer="layout" svg:x1="12.048cm" svg:y1="10.521cm" svg:x2="18.101cm" svg:y2="8.596cm">
          <text:p/>
        </draw:line>
        <draw:line draw:style-name="gr47" draw:text-style-name="P19" draw:layer="layout" svg:x1="12.048cm" svg:y1="10.527cm" svg:x2="16.797cm" svg:y2="6.309cm">
          <text:p/>
        </draw:line>
        <draw:line draw:style-name="gr47" draw:text-style-name="P19" draw:layer="layout" svg:x1="12.049cm" svg:y1="10.521cm" svg:x2="17.829cm" svg:y2="13.155cm">
          <text:p/>
        </draw:line>
        <draw:line draw:style-name="gr48" draw:text-style-name="P44" draw:layer="layout" svg:x1="16.797cm" svg:y1="6.306cm" svg:x2="18.395cm" svg:y2="6.306cm">
          <text:p/>
        </draw:line>
        <draw:line draw:style-name="gr48" draw:text-style-name="P44" draw:layer="layout" svg:x1="18.101cm" svg:y1="8.596cm" svg:x2="18.395cm" svg:y2="8.596cm">
          <text:p/>
        </draw:line>
        <draw:line draw:style-name="gr48" draw:text-style-name="P44" draw:layer="layout" svg:x1="17.828cm" svg:y1="13.149cm" svg:x2="18.395cm" svg:y2="13.149cm">
          <text:p/>
        </draw:line>
        <draw:line draw:style-name="gr49" draw:text-style-name="P45" draw:layer="layout" svg:x1="12.061cm" svg:y1="10.526cm" svg:x2="14.79cm" svg:y2="16.224cm">
          <text:p/>
        </draw:line>
        <draw:frame draw:style-name="gr30" draw:text-style-name="P13" draw:layer="layout" svg:width="1.391cm" svg:height="0.962cm" draw:transform="rotate (-0.71401419699088) translate (15.416cm 5.376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463cm 13.886cm)">
          <draw:text-box>
            <text:p>. . .</text:p>
          </draw:text-box>
        </draw:frame>
        <draw:g>
          <draw:line draw:style-name="gr50" draw:text-style-name="P43" draw:layer="layout" svg:x1="18.395cm" svg:y1="6.306cm" svg:x2="18.395cm" svg:y2="5.694cm">
            <text:p/>
          </draw:line>
          <draw:line draw:style-name="gr51" draw:text-style-name="P43" draw:layer="layout" svg:x1="18.395cm" svg:y1="5.694cm" svg:x2="18.395cm" svg:y2="4.949cm">
            <text:p/>
          </draw:line>
        </draw:g>
        <draw:g>
          <draw:line draw:style-name="gr50" draw:text-style-name="P43" draw:layer="layout" svg:x1="18.395cm" svg:y1="13.168cm" svg:x2="18.395cm" svg:y2="13.773cm">
            <text:p/>
          </draw:line>
          <draw:line draw:style-name="gr51" draw:text-style-name="P43" draw:layer="layout" svg:x1="18.395cm" svg:y1="13.773cm" svg:x2="18.395cm" svg:y2="14.509cm">
            <text:p/>
          </draw:line>
        </draw:g>
        <draw:g>
          <draw:path draw:style-name="gr52" draw:text-style-name="P46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45" draw:text-style-name="P1" draw:layer="layout" svg:x1="12.038cm" svg:y1="3.475cm" svg:x2="12.038cm" svg:y2="17.927cm">
          <text:p/>
        </draw:line>
        <draw:frame draw:style-name="gr41" draw:text-style-name="P39" draw:layer="layout" svg:width="0.82cm" svg:height="0.962cm" svg:x="11.137cm" svg:y="17.153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7cm" svg:y="10.553cm">
          <draw:text-box>
            <text:p><text:span text:style-name="T4">z</text:span></text:p>
          </draw:text-box>
        </draw:frame>
        <draw:g>
          <draw:path draw:style-name="gr33" draw:text-style-name="P21" draw:layer="layout" svg:width="0.334cm" svg:height="0.151cm" svg:x="16.068cm" svg:y="10.923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<text:p/>
          </draw:path>
        </draw:g>
        <draw:g>
          <draw:path draw:style-name="gr33" draw:text-style-name="P21" draw:layer="layout" svg:width="0.334cm" svg:height="0.151cm" svg:x="15.548cm" svg:y="12.4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g>
          <draw:path draw:style-name="gr33" draw:text-style-name="P21" draw:layer="layout" svg:width="0.334cm" svg:height="0.151cm" svg:x="15.137cm" svg:y="7.9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5.559cm" svg:y="8.751cm" svg:viewBox="0 0 251 21" svg:d="M0 0c84 0 167 0 251 0 0 7 0 14 0 21-84 0-167 0-251 0 0-7 0-14 0-21z">
            <text:p/>
          </draw:path>
          <draw:path draw:style-name="gr33" draw:text-style-name="P23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<text:p/>
          </draw:path>
        </draw:g>
        <draw:g>
          <draw:path draw:style-name="gr33" draw:text-style-name="P21" draw:layer="layout" svg:width="0.334cm" svg:height="0.151cm" svg:x="16.08cm" svg:y="9.37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6.502cm" svg:y="10.201cm" svg:viewBox="0 0 251 21" svg:d="M0 0c84 0 167 0 251 0 0 7 0 14 0 21-84 0-167 0-251 0 0-7 0-14 0-21z">
            <text:p/>
          </draw:path>
          <draw:path draw:style-name="gr33" draw:text-style-name="P23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line draw:style-name="gr47" draw:text-style-name="P19" draw:layer="layout" svg:x1="5.796cm" svg:y1="10.171cm" svg:x2="12.031cm" svg:y2="10.527cm">
          <text:p/>
        </draw:line>
        <draw:g>
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<text:p/>
          </draw:path>
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<text:p/>
          </draw:path>
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<text:p/>
          </draw:path>
        </draw:g>
        <draw:g>
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<text:p/>
          </draw:path>
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<text:p/>
          </draw:path>
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<text:p/>
          </draw:path>
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<text:p/>
          </draw:path>
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<text:p/>
          </draw:path>
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<text:p/>
          </draw:path>
        </draw:g>
        <draw:g>
          <draw:path draw:style-name="gr33" draw:text-style-name="P21" draw:layer="layout" svg:width="0.314cm" svg:height="0.152cm" svg:x="10.165cm" svg:y="10.611cm" svg:viewBox="0 0 315 153" svg:d="M0 97c0-14 0-28 0-41 66 0 133 0 199 0-4-19-9-37-13-56 43 26 86 51 129 77-43 25-86 50-129 76 4-19 9-37 13-56-66 0-133 0-199 0z">
            <text:p/>
          </draw:path>
          <draw:path draw:style-name="gr33" draw:text-style-name="P22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<text:p/>
          </draw:path>
          <draw:path draw:style-name="gr33" draw:text-style-name="P53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<text:p/>
          </draw:path>
          <draw:path draw:style-name="gr33" draw:text-style-name="P53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<text:p/>
          </draw:path>
        </draw:g>
        <draw:frame draw:style-name="gr54" draw:text-style-name="P54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54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54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4" draw:text-style-name="P54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4" draw:text-style-name="P54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4" draw:text-style-name="P54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4" draw:text-style-name="P54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54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4" draw:text-style-name="P54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</draw:page>
      <draw:page draw:name="page5" draw:style-name="dp1" draw:master-page-name="Default">
        <draw:path draw:style-name="gr56" draw:text-style-name="P57" draw:layer="layout" svg:width="5.587cm" svg:height="13.985cm" svg:x="12.026cm" svg:y="3.554cm" svg:viewBox="0 0 5588 13986" svg:d="M0 13986c0-4662 0-9324 0-13986 1863 0 3725 0 5588 0 0 4662 0 9324 0 13986-1863 0-3725 0-5588 0z">
          <text:p/>
        </draw:path>
        <draw:path draw:style-name="gr57" draw:text-style-name="P58" draw:layer="layout" svg:width="9.956cm" svg:height="14.121cm" svg:x="7.685cm" svg:y="3.344cm" svg:viewBox="0 0 9957 14122" svg:d="M0 14122c0-4707 0-9415 0-14122 3319 0 6638 0 9957 0 0 4707 0 9415 0 14122-3319 0-6638 0-9957 0z">
          <text:p/>
        </draw:path>
        <draw:g>
          <draw:path draw:style-name="gr33" draw:text-style-name="P21" draw:layer="layout" svg:width="42.049cm" svg:height="3.521cm" svg:x="21.795cm" svg:y="54.084cm" svg:viewBox="0 0 42050 3522" svg:d="M0 0c14017 0 28033 0 42050 0 0 1174 0 2348 0 3522-14017 0-28033 0-42050 0 0-1174 0-2348 0-3522z">
            <text:p/>
          </draw:path>
          <draw:path draw:style-name="gr33" draw:text-style-name="P59" draw:layer="layout" svg:width="28.877cm" svg:height="49.134cm" svg:x="76.365cm" svg:y="28.372cm" svg:viewBox="0 0 28878 49135" svg:d="M28878 49135c-9626 0-19252 0-28878 0 0-1776 0-3552 0-5328 2181-2042 4363-4083 6544-6125 4198-3790 7280-6858 9248-9202 1970-2344 3385-4760 4240-7246 855-2489 1285-5338 1285-8551 0-3140-692-5533-2077-7175-1382-1642-3644-2464-6787-2464-1243 0-2522 174-3835 527-1314 350-2474 814-3483 1393-409 1981-819 3962-1229 5943-774 0-1548 0-2322 0 0-3117 0-6233 0-9350 4266-1038 7889-1557 10869-1557 5158 0 9033 1107 11623 3317 2593 2210 3888 5330 3888 9366 0 2704-511 5259-1531 7663-1020 2402-2585 4795-4695 7175-2111 2380-5604 5705-10483 9980-2086 1836-4303 3853-6647 6052 8090 0 16180 0 24270 0 0 1861 0 3721 0 5582z">
            <text:p/>
          </draw:path>
          <draw:path draw:style-name="gr33" draw:text-style-name="P21" draw:layer="layout" svg:width="33.353cm" svg:height="14.807cm" svg:x="128.3cm" svg:y="2.006cm" svg:viewBox="0 0 33354 14808" svg:d="M0 9418c0-1343 0-2685 0-4027 7045 0 14089 0 21134 0-491-1797-982-3594-1472-5391 4564 2480 9128 4960 13692 7440-4564 2456-9128 4912-13692 7368 490-1797 981-3593 1472-5390-7045 0-14089 0-21134 0z">
            <text:p/>
          </draw:path>
          <draw:path draw:style-name="gr33" draw:text-style-name="P22" draw:layer="layout" svg:width="47.514cm" svg:height="49.76cm" svg:x="121.498cm" svg:y="28.445cm" svg:viewBox="0 0 47515 49761" svg:d="M20738 49761c-6541-3-11634-1733-15277-5197-3640-3464-5461-8262-5461-14396 0-6060 1245-11371 3737-15934 2493-4565 6013-8078 10565-10540 4555-2462 9778-3694 15672-3694 5534 0 10890 724 16066 2175-610 3476-1221 6952-1832 10428-802 0-1605 0-2408 0 36-2003 72-4007 108-6010-3044-2462-7093-3694-12148-3694-4241 0-8089 1153-11539 3459-3451 2306-6146 5584-8086 9833-1941 4248-2912 9147-2912 14701 0 5019 1228 8937 3683 11751 2457 2812 5891 4219 10300 4219 2132 0 4276-309 6432-924 2157-614 3989-1407 5499-2371 755-4261 1510-8523 2265-12784-2000-313-4001-626-6002-940 107-652 215-1304 322-1956 5931 0 11862 0 17793 0-108 651-216 1302-324 1953-1630 315-3259 629-4888 943-898 5070-1797 10140-2695 15210-3618 1402-6890 2380-9813 2934-2922 552-5943 831-9057 834z">
            <text:p/>
          </draw:path>
        </draw:g>
        <draw:frame draw:style-name="gr30" draw:text-style-name="P13" draw:layer="layout" svg:width="1.391cm" svg:height="0.962cm" draw:transform="rotate (-1.5707963267949) translate (16.16cm 7.646cm)">
          <draw:text-box>
            <text:p>. . .</text:p>
          </draw:text-box>
        </draw:frame>
        <draw:frame draw:style-name="gr30" draw:text-style-name="P13" draw:layer="layout" svg:width="1.391cm" svg:height="0.962cm" draw:transform="rotate (-1.5707963267949) translate (16.16cm 12.747cm)">
          <draw:text-box>
            <text:p>. . .</text:p>
          </draw:text-box>
        </draw:frame>
        <draw:connector draw:style-name="gr58" draw:text-style-name="P1" draw:layer="layout" draw:type="line" svg:x1="12.067cm" svg:y1="10.521cm" svg:x2="18.339cm" svg:y2="14.552cm" draw:end-shape="id12" draw:end-glue-point="0" svg:d="M12067 10521l6272 4031" svg:viewBox="0 0 6273 4032">
          <text:p/>
        </draw:connector>
        <draw:connector draw:style-name="gr58" draw:text-style-name="P1" draw:layer="layout" draw:type="line" svg:x1="12.067cm" svg:y1="10.521cm" svg:x2="18.339cm" svg:y2="9.981cm" draw:end-shape="id13" draw:end-glue-point="2" svg:d="M12067 10521l6272-540" svg:viewBox="0 0 6273 541">
          <text:p/>
        </draw:connector>
        <draw:g>
          <draw:path draw:style-name="gr33" draw:text-style-name="P21" draw:layer="layout" svg:width="0.364cm" svg:height="0.164cm" svg:x="16.767cm" svg:y="10.6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10.9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1.4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1.6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202cm" svg:height="0.33cm" svg:x="17.557cm" svg:y="11.408cm" svg:viewBox="0 0 203 331" svg:d="M203 164c0 112-35 167-103 167-33 0-58-14-75-43-17-28-25-69-25-124 0-53 8-94 25-122s43-42 77-42c33 0 58 14 75 42s26 69 26 122zM160 164c0-51-5-88-15-111-9-22-24-34-45-34-20 0-35 11-44 32-9 22-13 59-13 113 0 55 4 93 14 115 9 22 23 33 43 33s36-12 45-35c10-23 15-61 15-113z">
            <text:p/>
          </draw:path>
        </draw:g>
        <draw:g>
          <draw:path draw:style-name="gr33" draw:text-style-name="P21" draw:layer="layout" svg:width="0.364cm" svg:height="0.164cm" svg:x="16.767cm" svg:y="12.4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2cm" svg:y="12.7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3.2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3.4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167cm" svg:height="0.323cm" svg:x="17.581cm" svg:y="13.211cm" svg:viewBox="0 0 168 324" svg:d="M104 305c22 2 43 4 64 7 0 4 0 8 0 12-56 0-112 0-168 0 0-4 0-8 0-12 21-3 43-5 64-7 0-87 0-175 0-262-21 7-42 15-63 23 0-4 0-9 0-13 30-17 61-35 91-53 4 0 8 0 12 0 0 102 0 203 0 305z">
            <text:p/>
          </draw:path>
        </draw:g>
        <draw:g>
          <draw:path draw:style-name="gr33" draw:text-style-name="P21" draw:layer="layout" svg:width="0.364cm" svg:height="0.164cm" svg:x="16.767cm" svg:y="6.356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6.626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cm" svg:y="7.347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7.248cm" svg:viewBox="0 0 273 23" svg:d="M0 0c91 0 182 0 273 0 0 8 0 15 0 23-91 0-182 0-273 0 0-8 0-15 0-23z">
            <text:p/>
          </draw:path>
          <draw:path draw:style-name="gr33" draw:text-style-name="P23" draw:layer="layout" svg:width="0.188cm" svg:height="0.325cm" svg:x="18.042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</draw:g>
        <draw:g>
          <draw:path draw:style-name="gr33" draw:text-style-name="P21" draw:layer="layout" svg:width="0.364cm" svg:height="0.164cm" svg:x="16.767cm" svg:y="8.535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8.805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9.251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1cm" svg:y="9.526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9.427cm" svg:viewBox="0 0 273 23" svg:d="M0 0c91 0 182 0 273 0 0 8 0 15 0 23-91 0-182 0-273 0 0-8 0-15 0-23z">
            <text:p/>
          </draw:path>
          <draw:path draw:style-name="gr33" draw:text-style-name="P23" draw:layer="layout" svg:width="0.165cm" svg:height="0.323cm" svg:x="18.063cm" svg:y="9.253cm" svg:viewBox="0 0 166 324" svg:d="M103 305c21 2 42 4 63 7 0 4 0 8 0 12-55 0-111 0-166 0 0-4 0-8 0-12 21-3 42-5 63-7 0-87 0-175 0-262-20 7-41 15-62 23 0-4 0-9 0-13 30-17 60-35 90-53 4 0 8 0 12 0 0 102 0 203 0 305z">
            <text:p/>
          </draw:path>
        </draw:g>
        <draw:g>
          <draw:path draw:style-name="gr33" draw:text-style-name="P21" draw:layer="layout" svg:width="0.364cm" svg:height="0.164cm" svg:x="8.513cm" svg:y="8.848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8.538cm" svg:y="9.118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53" draw:layer="layout" svg:width="0.085cm" svg:height="0.325cm" svg:x="8.946cm" svg:y="9.565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33" draw:text-style-name="P53" draw:layer="layout" svg:width="0.199cm" svg:height="0.23cm" svg:x="9.138cm" svg:y="9.658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59" draw:layer="layout" svg:width="0cm" svg:height="0cm" svg:x="19.51cm" svg:y="6.448cm" svg:viewBox="0 0 0 0" draw:points="0,0">
            <text:p/>
          </draw:polygon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22" draw:layer="layout" svg:width="0cm" svg:height="0cm" svg:x="19.51cm" svg:y="6.448cm" svg:viewBox="0 0 0 0" draw:points="0,0">
            <text:p/>
          </draw:polygon>
        </draw:g>
        <draw:g>
          <draw:path draw:style-name="gr55" draw:text-style-name="P55" draw:layer="layout" svg:width="0.415cm" svg:height="0.034cm" svg:x="18.729cm" svg:y="11.265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3cm" svg:y="10.744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5cm" svg:y="11.009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9.083cm" svg:y="13.03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9.021cm" svg:y="13.295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ellipse draw:style-name="gr59" draw:text-style-name="P5" draw:layer="layout" svg:width="2.069cm" svg:height="2.04cm" draw:transform="skewX (-0.000523598775598299) translate (6.648cm 9.459cm)" draw:kind="arc" draw:start-angle="160.54" draw:end-angle="182.37">
          <text:p/>
        </draw:ellipse>
        <draw:g>
          <draw:path draw:style-name="gr33" draw:text-style-name="P46" draw:layer="layout" svg:width="0.33cm" svg:height="0.483cm" svg:x="6.276cm" svg:y="10.586cm" svg:viewBox="0 0 331 484" svg:d="M243 237c-52 0-102 0-154 0-2 6-4 12-6 18-27 79-39 135-38 166 0 32 15 49 43 49 29 0 54-16 76-48 22-31 48-93 79-185zM97 214c51 0 102 0 154 0 0 0 0-1 0-2 2-3 3-8 5-14 2-5 4-9 4-11 20-60 29-104 27-131-4-28-18-43-44-43-27 0-52 16-75 48s-47 83-71 153zM248 0c43 0 69 20 79 60s2 98-24 173c-27 81-59 144-97 187-37 43-77 64-120 64-46 0-72-13-78-39-5-27-9-49-8-66 1-16 3-32 6-48s6-29 9-41c3-11 6-21 9-30 0 0 1-1 1-3 1-2 1-5 2-8 2-3 2-7 4-10 25-75 57-134 95-176s79-63 122-63z">
            <text:p/>
          </draw:path>
        </draw:g>
        <draw:g>
          <draw:path draw:style-name="gr33" draw:text-style-name="P46" draw:layer="layout" svg:width="0.329cm" svg:height="0.482cm" svg:x="15.585cm" svg:y="10.734cm" svg:viewBox="0 0 330 483" svg:d="M242 237c-51 0-102 0-153 0-3 5-4 12-7 17-26 79-38 135-38 166 1 32 16 49 44 49 29 0 54-16 75-48 22-31 49-93 79-184zM97 213c50 0 102 0 153 0 0 0 0-1 0-2 2-3 3-8 5-13 2-6 4-10 5-12 20-59 28-103 26-131-3-27-17-42-44-42s-52 16-75 48-47 82-70 152zM247 0c43 0 69 20 79 60s2 98-23 173c-27 81-60 143-97 186s-78 64-120 64c-46 0-72-13-78-40s-9-48-8-65c1-16 2-32 6-48 3-16 6-29 9-41 3-11 6-21 9-29 0-1 1-2 1-3 0-3 1-5 2-8 2-4 2-8 4-11 25-75 57-133 95-175s78-63 121-63z">
            <text:p/>
          </draw:path>
          <draw:path draw:style-name="gr33" draw:text-style-name="P22" draw:layer="layout" svg:width="0.067cm" svg:height="0.168cm" svg:x="16cm" svg:y="10.744cm" svg:viewBox="0 0 68 169" svg:d="M7 0c21 0 41 0 61 0-15 56-30 112-45 169-8 0-15 0-23 0 2-57 5-113 7-169z">
            <text:p/>
          </draw:path>
        </draw:g>
        <draw:ellipse draw:style-name="gr59" draw:text-style-name="P60" draw:layer="layout" svg:width="4.858cm" svg:height="4.793cm" draw:transform="skewX (-0.000174532925199433) rotate (-3.14159265358979) translate (15.393cm 13.02cm)" draw:kind="arc" draw:start-angle="160.54" draw:end-angle="182.38">
          <text:p/>
        </draw:ellipse>
        <draw:ellipse draw:style-name="gr59" draw:text-style-name="P60" draw:layer="layout" svg:width="5.091cm" svg:height="5.018cm" draw:transform="skewX (-0.000523598775598299) rotate (-3.14159265358979) translate (15.451cm 13.139cm)" draw:kind="arc" draw:start-angle="160.54" draw:end-angle="182.38">
          <text:p/>
        </draw:ellipse>
        <draw:frame draw:style-name="gr60" draw:text-style-name="P61" draw:layer="layout" svg:width="2.407cm" svg:height="1.505cm" svg:x="5.895cm" svg:y="3.504cm">
          <draw:text-box>
            <text:p><text:span text:style-name="T5">Region</text:span></text:p>
            <text:p text:style-name="P54"><text:span text:style-name="T5">1</text:span></text:p>
          </draw:text-box>
        </draw:frame>
        <draw:frame draw:style-name="gr61" draw:text-style-name="P62" draw:layer="layout" svg:width="2.407cm" svg:height="1.505cm" svg:x="15.714cm" svg:y="3.504cm">
          <draw:text-box>
            <text:p><text:span text:style-name="T5">Region</text:span></text:p>
            <text:p text:style-name="P54"><text:span text:style-name="T5">2</text:span></text:p>
          </draw:text-box>
        </draw:frame>
        <draw:line draw:style-name="gr62" draw:text-style-name="P1" draw:layer="layout" svg:x1="5.739cm" svg:y1="10.511cm" svg:x2="22.108cm" svg:y2="10.511cm">
          <text:p/>
        </draw:line>
        <draw:line draw:style-name="gr46" draw:text-style-name="P43" draw:layer="layout" svg:x1="18.339cm" svg:y1="12.27cm" svg:x2="18.339cm" svg:y2="9.98cm">
          <text:p/>
        </draw:line>
        <draw:line draw:style-name="gr46" draw:text-style-name="P43" xml:id="id13" draw:id="id13" draw:layer="layout" svg:x1="18.339cm" svg:y1="9.981cm" svg:x2="18.339cm" svg:y2="7.69cm">
          <text:p/>
        </draw:line>
        <draw:g xml:id="id15" draw:id="id15">
          <draw:line draw:style-name="gr50" draw:text-style-name="P43" draw:layer="layout" svg:x1="18.339cm" svg:y1="7.69cm" svg:x2="18.339cm" svg:y2="7.078cm">
            <text:p/>
          </draw:line>
          <draw:line draw:style-name="gr51" draw:text-style-name="P43" draw:layer="layout" svg:x1="18.339cm" svg:y1="7.078cm" svg:x2="18.339cm" svg:y2="6.333cm">
            <text:p/>
          </draw:line>
        </draw:g>
        <draw:g xml:id="id12" draw:id="id12">
          <draw:line draw:style-name="gr50" draw:text-style-name="P43" draw:layer="layout" svg:x1="18.339cm" svg:y1="14.552cm" svg:x2="18.339cm" svg:y2="15.157cm">
            <text:p/>
          </draw:line>
          <draw:line draw:style-name="gr51" draw:text-style-name="P43" draw:layer="layout" svg:x1="18.339cm" svg:y1="15.157cm" svg:x2="18.339cm" svg:y2="15.893cm">
            <text:p/>
          </draw:line>
        </draw:g>
        <draw:line draw:style-name="gr62" draw:text-style-name="P1" draw:layer="layout" svg:x1="11.982cm" svg:y1="3.459cm" svg:x2="11.982cm" svg:y2="17.911cm">
          <text:p/>
        </draw:line>
        <draw:frame draw:style-name="gr42" draw:text-style-name="P63" draw:layer="layout" svg:width="0.82cm" svg:height="0.962cm" svg:x="21.381cm" svg:y="10.537cm">
          <draw:text-box>
            <text:p><text:span text:style-name="T6">z</text:span></text:p>
          </draw:text-box>
        </draw:frame>
        <draw:line draw:style-name="gr63" draw:text-style-name="P1" draw:layer="layout" svg:x1="12.068cm" svg:y1="14.547cm" svg:x2="19.97cm" svg:y2="14.547cm">
          <text:p/>
        </draw:line>
        <draw:line draw:style-name="gr63" draw:text-style-name="P1" draw:layer="layout" svg:x1="12.068cm" svg:y1="7.687cm" svg:x2="19.973cm" svg:y2="7.687cm">
          <text:p/>
        </draw:line>
        <draw:line draw:style-name="gr63" draw:text-style-name="P1" draw:layer="layout" svg:x1="12.068cm" svg:y1="12.267cm" svg:x2="19.971cm" svg:y2="12.267cm">
          <text:p/>
        </draw:line>
        <draw:line draw:style-name="gr47" draw:text-style-name="P19" draw:layer="layout" svg:x1="5.771cm" svg:y1="10.139cm" svg:x2="12.006cm" svg:y2="10.495cm">
          <text:p/>
        </draw:line>
        <draw:frame draw:style-name="gr41" draw:text-style-name="P63" draw:layer="layout" svg:width="0.82cm" svg:height="0.962cm" svg:x="11.137cm" svg:y="17.169cm">
          <draw:text-box>
            <text:p><text:span text:style-name="T6">x</text:span></text:p>
          </draw:text-box>
        </draw:frame>
        <draw:connector draw:style-name="gr58" draw:text-style-name="P1" draw:layer="layout" draw:type="line" svg:x1="12.067cm" svg:y1="10.521cm" svg:x2="18.339cm" svg:y2="12.27cm" draw:end-shape="id14" draw:end-glue-point="0" svg:d="M12067 10521l6272 1749" svg:viewBox="0 0 6273 1750">
          <text:p/>
        </draw:connector>
        <draw:connector draw:style-name="gr58" draw:text-style-name="P1" draw:layer="layout" draw:type="line" svg:x1="12.067cm" svg:y1="10.521cm" svg:x2="18.339cm" svg:y2="7.69cm" draw:end-shape="id15" draw:end-glue-point="2" svg:d="M12067 10521l6272-2831" svg:viewBox="0 0 6273 2832">
          <text:p/>
        </draw:connector>
        <draw:line draw:style-name="gr46" draw:text-style-name="P43" xml:id="id14" draw:id="id14" draw:layer="layout" svg:x1="18.339cm" svg:y1="12.27cm" svg:x2="18.339cm" svg:y2="14.552cm">
          <text:p/>
        </draw:line>
        <draw:line draw:style-name="gr63" draw:text-style-name="P1" draw:layer="layout" svg:x1="12.068cm" svg:y1="9.977cm" svg:x2="19.972cm" svg:y2="9.977cm">
          <text:p/>
        </draw:line>
      </draw:page>
      <draw:page draw:name="page6" draw:style-name="dp1" draw:master-page-name="Default">
        <draw:g>
          <draw:path draw:style-name="gr56" draw:text-style-name="P57" draw:layer="layout" svg:width="5.587cm" svg:height="13.985cm" svg:x="12.025cm" svg:y="3.554cm" svg:viewBox="0 0 5588 13986" svg:d="M0 13986c0-4662 0-9324 0-13986 1863 0 3725 0 5588 0 0 4662 0 9324 0 13986-1863 0-3725 0-5588 0z">
            <text:p/>
          </draw:path>
          <draw:path draw:style-name="gr57" draw:text-style-name="P58" draw:layer="layout" svg:width="9.956cm" svg:height="14.121cm" svg:x="7.677cm" svg:y="3.344cm" svg:viewBox="0 0 9957 14122" svg:d="M0 14122c0-4707 0-9415 0-14122 3319 0 6638 0 9957 0 0 4707 0 9415 0 14122-3319 0-6638 0-9957 0z">
            <text:p/>
          </draw:path>
          <draw:line draw:style-name="gr62" draw:text-style-name="P1" draw:layer="layout" svg:x1="5.795cm" svg:y1="10.527cm" svg:x2="22.164cm" svg:y2="10.527cm">
            <text:p/>
          </draw:line>
          <draw:line draw:style-name="gr46" draw:text-style-name="P43" draw:layer="layout" svg:x1="18.395cm" svg:y1="10.886cm" svg:x2="18.395cm" svg:y2="8.596cm">
            <text:p/>
          </draw:line>
          <draw:line draw:style-name="gr46" draw:text-style-name="P43" draw:layer="layout" svg:x1="18.395cm" svg:y1="8.597cm" svg:x2="18.395cm" svg:y2="6.306cm">
            <text:p/>
          </draw:line>
          <draw:line draw:style-name="gr46" draw:text-style-name="P43" draw:layer="layout" svg:x1="18.395cm" svg:y1="10.886cm" svg:x2="18.395cm" svg:y2="13.168cm">
            <text:p/>
          </draw:line>
          <draw:custom-shape draw:style-name="gr26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7" draw:text-style-name="P19" draw:layer="layout" svg:x1="12.047cm" svg:y1="10.523cm" svg:x2="18.388cm" svg:y2="10.885cm">
            <text:p/>
          </draw:line>
          <draw:line draw:style-name="gr47" draw:text-style-name="P19" draw:layer="layout" svg:x1="12.048cm" svg:y1="10.521cm" svg:x2="18.101cm" svg:y2="8.596cm">
            <text:p/>
          </draw:line>
          <draw:line draw:style-name="gr47" draw:text-style-name="P19" draw:layer="layout" svg:x1="12.048cm" svg:y1="10.527cm" svg:x2="16.797cm" svg:y2="6.309cm">
            <text:p/>
          </draw:line>
          <draw:line draw:style-name="gr47" draw:text-style-name="P19" draw:layer="layout" svg:x1="12.049cm" svg:y1="10.521cm" svg:x2="17.829cm" svg:y2="13.155cm">
            <text:p/>
          </draw:line>
          <draw:line draw:style-name="gr48" draw:text-style-name="P44" draw:layer="layout" svg:x1="16.797cm" svg:y1="6.306cm" svg:x2="18.395cm" svg:y2="6.306cm">
            <text:p/>
          </draw:line>
          <draw:line draw:style-name="gr48" draw:text-style-name="P44" draw:layer="layout" svg:x1="18.101cm" svg:y1="8.596cm" svg:x2="18.395cm" svg:y2="8.596cm">
            <text:p/>
          </draw:line>
          <draw:line draw:style-name="gr48" draw:text-style-name="P44" draw:layer="layout" svg:x1="17.828cm" svg:y1="13.149cm" svg:x2="18.395cm" svg:y2="13.149cm">
            <text:p/>
          </draw:line>
          <draw:line draw:style-name="gr64" draw:text-style-name="P45" draw:layer="layout" svg:x1="12.061cm" svg:y1="10.526cm" svg:x2="14.79cm" svg:y2="16.224cm">
            <text:p/>
          </draw:line>
          <draw:frame draw:style-name="gr30" draw:text-style-name="P64" draw:layer="layout" svg:width="1.391cm" svg:height="0.962cm" draw:transform="rotate (-0.71401419699088) translate (14.616cm 6.076cm)">
            <draw:text-box>
              <text:p><text:span text:style-name="T7">. . .</text:span></text:p>
            </draw:text-box>
          </draw:frame>
          <draw:frame draw:style-name="gr30" draw:text-style-name="P64" draw:layer="layout" svg:width="1.391cm" svg:height="0.962cm" draw:transform="rotate (-2.02859618959301) translate (16.163cm 12.486cm)">
            <draw:text-box>
              <text:p><text:span text:style-name="T7">. . .</text:span></text:p>
            </draw:text-box>
          </draw:frame>
          <draw:g>
            <draw:line draw:style-name="gr50" draw:text-style-name="P43" draw:layer="layout" svg:x1="18.395cm" svg:y1="6.306cm" svg:x2="18.395cm" svg:y2="5.694cm">
              <text:p/>
            </draw:line>
            <draw:line draw:style-name="gr51" draw:text-style-name="P43" draw:layer="layout" svg:x1="18.395cm" svg:y1="5.694cm" svg:x2="18.395cm" svg:y2="4.949cm">
              <text:p/>
            </draw:line>
          </draw:g>
          <draw:g>
            <draw:line draw:style-name="gr50" draw:text-style-name="P43" draw:layer="layout" svg:x1="18.395cm" svg:y1="13.168cm" svg:x2="18.395cm" svg:y2="13.773cm">
              <text:p/>
            </draw:line>
            <draw:line draw:style-name="gr51" draw:text-style-name="P43" draw:layer="layout" svg:x1="18.395cm" svg:y1="13.773cm" svg:x2="18.395cm" svg:y2="14.509cm">
              <text:p/>
            </draw:line>
          </draw:g>
          <draw:g>
            <draw:path draw:style-name="gr52" draw:text-style-name="P46" draw:layer="layout" svg:width="0.515cm" svg:height="0.706cm" svg:x="13.79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62" draw:text-style-name="P1" draw:layer="layout" svg:x1="12.038cm" svg:y1="3.475cm" svg:x2="12.038cm" svg:y2="17.927cm">
            <text:p/>
          </draw:line>
          <draw:frame draw:style-name="gr41" draw:text-style-name="P63" draw:layer="layout" svg:width="0.82cm" svg:height="0.962cm" svg:x="11.137cm" svg:y="17.153cm">
            <draw:text-box>
              <text:p><text:span text:style-name="T6">x</text:span></text:p>
            </draw:text-box>
          </draw:frame>
          <draw:frame draw:style-name="gr42" draw:text-style-name="P63" draw:layer="layout" svg:width="0.82cm" svg:height="0.962cm" svg:x="21.437cm" svg:y="10.553cm">
            <draw:text-box>
              <text:p><text:span text:style-name="T6">z</text:span></text:p>
            </draw:text-box>
          </draw:frame>
          <draw:g>
            <draw:path draw:style-name="gr33" draw:text-style-name="P21" draw:layer="layout" svg:width="0.356cm" svg:height="0.163cm" svg:x="16.768cm" svg:y="9.481cm" svg:viewBox="0 0 357 164" svg:d="M0 105c0-16 0-31 0-46 76 0 151 0 227 0-6-19-11-40-16-59 49 27 98 55 146 82-48 28-97 55-146 82 5-20 10-40 16-59-76 0-151 0-227 0z">
              <text:p/>
            </draw:path>
            <draw:path draw:style-name="gr33" draw:text-style-name="P22" draw:layer="layout" svg:width="0.333cm" svg:height="0.569cm" svg:x="16.79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  <text:p/>
            </draw:path>
            <draw:path draw:style-name="gr33" draw:text-style-name="P23" draw:layer="layout" svg:width="0.195cm" svg:height="0.329cm" svg:x="17.18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  <text:p/>
            </draw:path>
          </draw:g>
          <draw:g>
            <draw:path draw:style-name="gr33" draw:text-style-name="P21" draw:layer="layout" svg:width="0.346cm" svg:height="0.163cm" svg:x="16.448cm" svg:y="11.529cm" svg:viewBox="0 0 347 164" svg:d="M0 105c0-15 0-30 0-45 74 0 147 0 221 0-5-20-10-41-16-60 48 27 96 55 142 82-46 28-94 55-142 82 6-19 11-40 16-59-74 0-147 0-221 0z">
              <text:p/>
            </draw:path>
            <draw:path draw:style-name="gr33" draw:text-style-name="P22" draw:layer="layout" svg:width="0.325cm" svg:height="0.571cm" svg:x="16.47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  <text:p/>
            </draw:path>
            <draw:path draw:style-name="gr33" draw:text-style-name="P23" draw:layer="layout" svg:width="0.158cm" svg:height="0.323cm" svg:x="16.873cm" svg:y="12.246cm" svg:viewBox="0 0 159 324" svg:d="M99 305c19 2 40 4 60 7 0 3 0 7 0 12-53 0-106 0-159 0 0-5 0-9 0-12 20-3 40-5 60-7 0-87 0-175 0-263-20 9-39 16-59 24 0-4 0-9 0-13 28-17 57-36 86-53 3 0 7 0 12 0 0 102 0 203 0 305z">
              <text:p/>
            </draw:path>
          </draw:g>
          <draw:g>
            <draw:path draw:style-name="gr33" draw:text-style-name="P21" draw:layer="layout" svg:width="0.353cm" svg:height="0.164cm" svg:x="15.037cm" svg:y="5.729cm" svg:viewBox="0 0 354 165" svg:d="M0 105c0-15 0-30 0-45 75 0 150 0 225 0-5-20-10-41-16-60 49 27 98 55 145 82-47 28-96 56-145 83 6-20 11-40 16-60-75 0-150 0-225 0z">
              <text:p/>
            </draw:path>
            <draw:path draw:style-name="gr33" draw:text-style-name="P22" draw:layer="layout" svg:width="0.331cm" svg:height="0.572cm" svg:x="15.06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  <text:p/>
            </draw:path>
            <draw:path draw:style-name="gr33" draw:text-style-name="P41" draw:layer="layout" svg:width="0.264cm" svg:height="0.022cm" svg:x="15.483cm" svg:y="6.619cm" svg:viewBox="0 0 265 23" svg:d="M0 0c89 0 177 0 265 0 0 8 0 15 0 23-88 0-176 0-265 0 0-8 0-15 0-23z">
              <text:p/>
            </draw:path>
            <draw:path draw:style-name="gr33" draw:text-style-name="P23" draw:layer="layout" svg:width="0.183cm" svg:height="0.325cm" svg:x="15.84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  <text:p/>
            </draw:path>
          </draw:g>
          <draw:g>
            <draw:path draw:style-name="gr33" draw:text-style-name="P21" draw:layer="layout" svg:width="0.334cm" svg:height="0cm" svg:x="16.28cm" svg:y="7.779cm" svg:viewBox="0 0 335 0" svg:d="M0 0c71 0 142 0 213 0-5 0-10 0-15 0 46 0 92 0 137 0-45 0-91 0-137 0 5 0 10 0 15 0-71 0-142 0-213 0z">
              <text:p/>
            </draw:path>
            <draw:path draw:style-name="gr33" draw:text-style-name="P22" draw:layer="layout" svg:width="0.313cm" svg:height="0cm" svg:x="16.30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  <text:p/>
            </draw:path>
            <draw:path draw:style-name="gr33" draw:text-style-name="P41" draw:layer="layout" svg:width="0.25cm" svg:height="0cm" svg:x="16.702cm" svg:y="7.779cm" svg:viewBox="0 0 251 0" svg:d="M0 0c84 0 167 0 251 0-84 0-167 0-251 0z">
              <text:p/>
            </draw:path>
            <draw:path draw:style-name="gr33" draw:text-style-name="P23" draw:layer="layout" svg:width="0.152cm" svg:height="0cm" svg:x="17.062cm" svg:y="7.779cm" svg:viewBox="0 0 153 0" svg:d="M95 0c19 0 39 0 58 0-51 0-102 0-153 0 19 0 39 0 58 0-19 0-38 0-57 0 27 0 55 0 83 0 3 0 7 0 11 0z">
              <text:p/>
            </draw:path>
          </draw:g>
          <draw:line draw:style-name="gr47" draw:text-style-name="P19" draw:layer="layout" svg:x1="5.796cm" svg:y1="10.171cm" svg:x2="12.031cm" svg:y2="10.527cm">
            <text:p/>
          </draw:line>
          <draw:g>
  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  <text:p/>
            </draw:path>
  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  <text:p/>
            </draw:path>
  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  <text:p/>
            </draw:path>
          </draw:g>
          <draw:g>
  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  <text:p/>
            </draw:path>
  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  <text:p/>
            </draw:path>
          </draw:g>
          <draw:g>
            <draw:path draw:style-name="gr33" draw:text-style-name="P21" draw:layer="layout" svg:width="0.364cm" svg:height="0.164cm" svg:x="8.514cm" svg:y="9.049cm" svg:viewBox="0 0 365 165" svg:d="M0 105c0-15 0-30 0-45 77 0 154 0 231 0-5-20-10-40-16-60 50 28 100 55 150 83-50 27-100 55-150 82 6-20 11-40 16-60-77 0-154 0-231 0z">
              <text:p/>
            </draw:path>
            <draw:path draw:style-name="gr33" draw:text-style-name="P22" draw:layer="layout" svg:width="0.341cm" svg:height="0.573cm" svg:x="8.53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  <text:p/>
            </draw:path>
            <draw:path draw:style-name="gr33" draw:text-style-name="P53" draw:layer="layout" svg:width="0.085cm" svg:height="0.325cm" svg:x="8.94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  <text:p/>
            </draw:path>
            <draw:path draw:style-name="gr33" draw:text-style-name="P53" draw:layer="layout" svg:width="0.199cm" svg:height="0.23cm" svg:x="9.13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  <text:p/>
            </draw:path>
          </draw:g>
          <draw:g>
            <draw:path draw:style-name="gr33" draw:text-style-name="P21" draw:layer="layout" svg:width="0.318cm" svg:height="0.164cm" svg:x="16.125cm" svg:y="7.669cm" svg:viewBox="0 0 319 165" svg:d="M0 105c0-15 0-30 0-45 67 0 135 0 202 0-5-20-9-40-14-60 44 28 87 55 131 83-44 27-87 55-131 82 5-20 9-40 14-60-67 0-135 0-202 0z">
              <text:p/>
            </draw:path>
            <draw:path draw:style-name="gr33" draw:text-style-name="P22" draw:layer="layout" svg:width="0.298cm" svg:height="0.572cm" svg:x="16.14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  <text:p/>
            </draw:path>
            <draw:path draw:style-name="gr33" draw:text-style-name="P41" draw:layer="layout" svg:width="0.238cm" svg:height="0.022cm" svg:x="16.526cm" svg:y="8.56cm" svg:viewBox="0 0 239 23" svg:d="M0 0c80 0 159 0 239 0 0 8 0 15 0 23-80 0-159 0-239 0 0-8 0-15 0-23z">
              <text:p/>
            </draw:path>
            <draw:path draw:style-name="gr33" draw:text-style-name="P23" draw:layer="layout" svg:width="0.144cm" svg:height="0.323cm" svg:x="16.869cm" svg:y="8.386cm" svg:viewBox="0 0 145 324" svg:d="M90 305c19 2 37 4 55 6 0 5 0 9 0 13-48 0-97 0-145 0 0-4 0-8 0-13 18-2 37-4 55-6 0-87 0-175 0-262-18 7-36 15-54 23 0-4 0-9 0-13 26-18 52-35 79-53 3 0 7 0 10 0 0 102 0 203 0 305z">
              <text:p/>
            </draw:path>
          </draw:g>
        </draw:g>
      </draw:page>
      <draw:page draw:name="page7" draw:style-name="dp1" draw:master-page-name="Default">
        <draw:g>
          <draw:ellipse draw:style-name="gr65" draw:text-style-name="P65" draw:layer="layout" svg:width="3.425cm" svg:height="3.346cm" svg:x="10.989cm" svg:y="7.676cm" draw:kind="arc" draw:start-angle="90.85" draw:end-angle="132.01">
            <text:p/>
          </draw:ellipse>
          <draw:line draw:style-name="gr66" draw:text-style-name="P1" draw:layer="layout" svg:x1="12.701cm" svg:y1="15.615cm" svg:x2="12.701cm" svg:y2="5.975cm">
            <text:p/>
          </draw:line>
          <draw:connector draw:style-name="gr67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68" draw:text-style-name="P66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9" draw:text-style-name="P68" draw:layer="layout" svg:width="1.002cm" svg:height="1.517cm" svg:x="11.434cm" svg:y="6.243cm">
            <draw:text-box>
              <text:p text:style-name="P67"><text:span text:style-name="T8">ζ</text:span></text:p>
            </draw:text-box>
          </draw:frame>
          <draw:frame draw:style-name="gr70" draw:text-style-name="P70" draw:layer="layout" svg:width="5.908cm" svg:height="3.212cm" svg:x="15.862cm" svg:y="9.574cm">
            <draw:text-box>
              <text:p text:style-name="P69"><text:span text:style-name="T9">Incoming</text:span></text:p>
              <text:p text:style-name="P69"><text:span text:style-name="T9">beam</text:span></text:p>
            </draw:text-box>
          </draw:frame>
          <draw:frame draw:style-name="gr71" draw:text-style-name="P71" draw:layer="layout" svg:width="4.1cm" svg:height="1.038cm" draw:transform="rotate (-1.13603481012311) translate (13.769cm 10.798cm)">
            <draw:text-box>
              <text:p text:style-name="P69"><text:span text:style-name="T10">Diff. grating</text:span></text:p>
            </draw:text-box>
          </draw:frame>
        </draw:g>
      </draw:page>
      <draw:page draw:name="page8" draw:style-name="dp1" draw:master-page-name="Default">
        <draw:frame draw:style-name="gr72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75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86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86cm" svg:y1="10.81cm" svg:x2="13.848cm" svg:y2="10.81cm">
          <text:p/>
        </draw:line>
        <draw:frame draw:style-name="gr83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9" draw:style-name="dp1" draw:master-page-name="Default">
        <draw:frame draw:style-name="gr85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86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43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43cm" svg:y1="10.81cm" svg:x2="13.848cm" svg:y2="10.81cm">
          <text:p/>
        </draw:line>
        <draw:frame draw:style-name="gr87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10" draw:style-name="dp1" draw:master-page-name="Default">
        <draw:ellipse draw:style-name="gr88" draw:text-style-name="P76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3" draw:text-style-name="P40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4" draw:text-style-name="P17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9" draw:text-style-name="P1" draw:layer="layout" svg:x1="5.134cm" svg:y1="10.985cm" svg:x2="18.789cm" svg:y2="10.985cm">
          <text:p/>
        </draw:line>
        <draw:line draw:style-name="gr89" draw:text-style-name="P1" draw:layer="layout" svg:x1="12.362cm" svg:y1="16.165cm" svg:x2="12.362cm" svg:y2="15.583cm">
          <text:p/>
        </draw:line>
        <draw:frame draw:style-name="gr90" draw:text-style-name="P77" draw:layer="layout" svg:width="0.891cm" svg:height="1.119cm" svg:x="10.543cm" svg:y="16.802cm">
          <draw:text-box>
            <text:p><text:span text:style-name="T13">x</text:span></text:p>
          </draw:text-box>
        </draw:frame>
        <draw:line draw:style-name="gr27" draw:text-style-name="P19" draw:layer="layout" svg:x1="12.206cm" svg:y1="10.988cm" svg:x2="18.483cm" svg:y2="11.959cm">
          <text:p/>
        </draw:line>
        <draw:line draw:style-name="gr27" draw:text-style-name="P19" draw:layer="layout" svg:x1="12.207cm" svg:y1="10.986cm" svg:x2="18.417cm" svg:y2="9.653cm">
          <text:p/>
        </draw:line>
        <draw:line draw:style-name="gr27" draw:text-style-name="P19" draw:layer="layout" svg:x1="12.206cm" svg:y1="10.992cm" svg:x2="17.339cm" svg:y2="7.251cm">
          <text:p/>
        </draw:line>
        <draw:line draw:style-name="gr27" draw:text-style-name="P19" draw:layer="layout" svg:x1="12.208cm" svg:y1="10.986cm" svg:x2="17.694cm" svg:y2="14.165cm">
          <text:p/>
        </draw:line>
        <draw:line draw:style-name="gr27" draw:text-style-name="P19" draw:layer="layout" svg:x1="5.134cm" svg:y1="10.014cm" svg:x2="11.411cm" svg:y2="10.985cm">
          <text:p/>
        </draw:line>
        <draw:frame draw:style-name="gr30" draw:text-style-name="P13" draw:layer="layout" svg:width="1.391cm" svg:height="0.962cm" draw:transform="rotate (-0.810530904626167) translate (16.055cm 6.0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6.963cm 14.136cm)">
          <draw:text-box>
            <text:p text:style-name="P78">. . .</text:p>
          </draw:text-box>
        </draw:frame>
        <draw:g>
          <draw:path draw:style-name="gr33" draw:text-style-name="P21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78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6" draw:id="id16">
          <draw:path draw:style-name="gr91" draw:text-style-name="P79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92" draw:text-style-name="P1" draw:layer="layout" svg:x1="19.802cm" svg:y1="11.906cm" svg:x2="19.802cm" svg:y2="9.605cm">
          <text:p/>
        </draw:line>
        <draw:path draw:style-name="gr93" draw:text-style-name="P36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94" draw:text-style-name="P42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3" draw:text-style-name="P37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93" draw:text-style-name="P36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3" draw:text-style-name="P59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3" draw:text-style-name="P4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95" draw:text-style-name="P45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91" draw:text-style-name="P79" xml:id="id17" draw:id="id1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3" draw:text-style-name="P21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3" draw:text-style-name="P22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96" draw:text-style-name="P1" draw:layer="layout" svg:x1="13.105cm" svg:y1="15.874cm" svg:x2="21.627cm" svg:y2="11.396cm" draw:start-shape="id16" draw:start-glue-point="1" draw:end-shape="id17" draw:end-glue-point="2" svg:d="M13105 15874h8522v-4478" svg:viewBox="0 0 8523 4479">
          <text:p/>
        </draw:connector>
        <draw:frame draw:style-name="gr90" draw:text-style-name="P77" draw:layer="layout" svg:width="0.891cm" svg:height="1.119cm" svg:x="18.1cm" svg:y="10.844cm">
          <draw:text-box>
            <text:p><text:span text:style-name="T13">z</text:span></text:p>
          </draw:text-box>
        </draw:frame>
        <draw:frame draw:style-name="gr97" draw:text-style-name="P13" draw:layer="layout" svg:width="1.226cm" svg:height="0.962cm" svg:x="17.425cm" svg:y="13.743cm">
          <draw:text-box>
            <text:p>+1</text:p>
          </draw:text-box>
        </draw:frame>
        <draw:frame draw:style-name="gr98" draw:text-style-name="P13" draw:layer="layout" svg:width="0.853cm" svg:height="0.962cm" svg:x="18.325cm" svg:y="11.543cm">
          <draw:text-box>
            <text:p>0</text:p>
          </draw:text-box>
        </draw:frame>
        <draw:frame draw:style-name="gr99" draw:text-style-name="P13" draw:layer="layout" svg:width="1.065cm" svg:height="0.962cm" svg:x="18.126cm" svg:y="8.943cm">
          <draw:text-box>
            <text:p>-1</text:p>
          </draw:text-box>
        </draw:frame>
        <draw:frame draw:style-name="gr99" draw:text-style-name="P13" draw:layer="layout" svg:width="1.065cm" svg:height="0.962cm" svg:x="17.027cm" svg:y="6.543cm">
          <draw:text-box>
            <text:p>-2</text:p>
          </draw:text-box>
        </draw:frame>
        <draw:g>
          <draw:path draw:style-name="gr100" draw:text-style-name="P40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101" draw:text-style-name="P1" draw:layer="layout" svg:x1="12.196cm" svg:y1="5.495cm" svg:x2="11.41cm" svg:y2="5.495cm">
          <text:p/>
        </draw:line>
        <draw:frame draw:style-name="gr98" draw:text-style-name="P80" draw:layer="layout" svg:width="0.853cm" svg:height="0.962cm" svg:x="11.34cm" svg:y="4.626cm">
          <draw:text-box>
            <text:p><text:span text:style-name="T14">d</text:span></text:p>
          </draw:text-box>
        </draw:frame>
        <draw:line draw:style-name="gr39" draw:text-style-name="P1" draw:layer="layout" svg:x1="11.407cm" svg:y1="4.626cm" svg:x2="11.407cm" svg:y2="17.638cm">
          <text:p/>
        </draw:line>
      </draw:page>
      <draw:page draw:name="page11" draw:style-name="dp1" draw:master-page-name="Default">
        <draw:line draw:style-name="gr102" draw:text-style-name="P1" draw:layer="layout" svg:x1="13.179cm" svg:y1="6.337cm" svg:x2="15.633cm" svg:y2="6.337cm">
          <text:p/>
        </draw:line>
        <draw:frame draw:style-name="gr103" draw:text-style-name="P81" draw:layer="layout" svg:width="0.739cm" svg:height="0.725cm" svg:x="14.036cm" svg:y="5.986cm">
          <draw:text-box>
            <text:p><text:span text:style-name="T15">d</text:span></text:p>
          </draw:text-box>
        </draw:frame>
        <draw:line draw:style-name="gr58" draw:text-style-name="P19" draw:layer="layout" svg:x1="15.651cm" svg:y1="11.172cm" svg:x2="18.985cm" svg:y2="10.456cm">
          <text:p/>
        </draw:line>
        <draw:line draw:style-name="gr58" draw:text-style-name="P19" draw:layer="layout" svg:x1="15.611cm" svg:y1="11.153cm" svg:x2="18.367cm" svg:y2="9.144cm">
          <text:p/>
        </draw:line>
        <draw:line draw:style-name="gr58" draw:text-style-name="P19" draw:layer="layout" svg:x1="15.615cm" svg:y1="11.154cm" svg:x2="18.985cm" svg:y2="11.675cm">
          <text:p/>
        </draw:line>
        <draw:line draw:style-name="gr58" draw:text-style-name="P19" draw:layer="layout" svg:x1="15.616cm" svg:y1="11.153cm" svg:x2="18.562cm" svg:y2="12.86cm">
          <text:p/>
        </draw:line>
        <draw:line draw:style-name="gr58" draw:text-style-name="P19" draw:layer="layout" svg:x1="13.139cm" svg:y1="11.164cm" svg:x2="9.805cm" svg:y2="10.448cm">
          <text:p/>
        </draw:line>
        <draw:line draw:style-name="gr58" draw:text-style-name="P19" draw:layer="layout" svg:x1="13.14cm" svg:y1="11.145cm" svg:x2="10.384cm" svg:y2="9.136cm">
          <text:p/>
        </draw:line>
        <draw:g>
          <draw:path draw:style-name="gr104" draw:text-style-name="P46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105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5" draw:text-style-name="P1" draw:layer="layout" svg:x1="6.878cm" svg:y1="11.152cm" svg:x2="20.552cm" svg:y2="11.152cm">
          <text:p/>
        </draw:line>
        <draw:line draw:style-name="gr106" draw:text-style-name="P1" draw:layer="layout" svg:x1="15.871cm" svg:y1="15.514cm" svg:x2="15.871cm" svg:y2="14.932cm">
          <text:p/>
        </draw:line>
        <draw:frame draw:style-name="gr90" draw:text-style-name="P82" draw:layer="layout" svg:width="0.891cm" svg:height="1.119cm" svg:x="12.406cm" svg:y="15.684cm">
          <draw:text-box>
            <text:p><text:span text:style-name="T16">x</text:span></text:p>
          </draw:text-box>
        </draw:frame>
        <draw:frame draw:style-name="gr30" draw:text-style-name="P13" draw:layer="layout" svg:width="1.391cm" svg:height="0.962cm" draw:transform="rotate (-0.810530904626167) translate (17.446cm 7.808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8.205cm 13.154cm)">
          <draw:text-box>
            <text:p text:style-name="P78">. . .</text:p>
          </draw:text-box>
        </draw:frame>
        <draw:g>
          <draw:path draw:style-name="gr52" draw:text-style-name="P21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3" draw:text-style-name="P21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3" draw:text-style-name="P22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3" draw:text-style-name="P21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3" draw:text-style-name="P59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3" draw:text-style-name="P46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95" draw:text-style-name="P45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3" draw:text-style-name="P21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3" draw:text-style-name="P21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3" draw:text-style-name="P22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90" draw:text-style-name="P82" draw:layer="layout" svg:width="0.891cm" svg:height="1.119cm" svg:x="19.963cm" svg:y="11.211cm">
          <draw:text-box>
            <text:p><text:span text:style-name="T16">z</text:span></text:p>
          </draw:text-box>
        </draw:frame>
        <draw:frame draw:style-name="gr97" draw:text-style-name="P83" draw:layer="layout" svg:width="1.226cm" svg:height="0.962cm" svg:x="18.366cm" svg:y="12.678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18.85cm" svg:y="11.3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18.82cm" svg:y="10.01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18.229cm" svg:y="8.699cm">
          <draw:text-box>
            <text:p><text:span text:style-name="T17">-2</text:span></text:p>
          </draw:text-box>
        </draw:frame>
        <draw:line draw:style-name="gr58" draw:text-style-name="P19" draw:layer="layout" svg:x1="13.136cm" svg:y1="11.146cm" svg:x2="9.766cm" svg:y2="11.667cm">
          <text:p/>
        </draw:line>
        <draw:line draw:style-name="gr58" draw:text-style-name="P19" draw:layer="layout" svg:x1="13.136cm" svg:y1="11.145cm" svg:x2="10.19cm" svg:y2="12.852cm">
          <text:p/>
        </draw:line>
        <draw:frame draw:style-name="gr30" draw:text-style-name="P13" draw:layer="layout" svg:width="1.391cm" svg:height="0.962cm" draw:transform="rotate (-0.810530904626167) translate (11.252cm 12.439cm)">
          <draw:text-box>
            <text:p text:style-name="P78">. . .</text:p>
          </draw:text-box>
        </draw:frame>
        <draw:frame draw:style-name="gr97" draw:text-style-name="P83" draw:layer="layout" svg:width="1.226cm" svg:height="0.962cm" svg:x="9.32cm" svg:y="12.579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9.098cm" svg:y="11.4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9.098cm" svg:y="9.946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9.58cm" svg:y="8.61cm">
          <draw:text-box>
            <text:p><text:span text:style-name="T17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0" draw:text-style-name="P13" draw:layer="layout" svg:width="1.391cm" svg:height="0.962cm" draw:transform="rotate (-2.1251128972283) translate (12.213cm 8.518cm)">
          <draw:text-box>
            <text:p text:style-name="P78">. . .</text:p>
          </draw:text-box>
        </draw:frame>
        <draw:frame draw:style-name="gr107" draw:text-style-name="P85" draw:layer="layout" svg:width="2.225cm" svg:height="1.199cm" draw:transform="rotate (-0.141895268187139) translate (6.944cm 9.081cm)">
          <draw:text-box>
            <text:p text:style-name="P84"><text:span text:style-name="T17">Incoming</text:span></text:p>
            <text:p text:style-name="P84"><text:span text:style-name="T17">beam</text:span></text:p>
          </draw:text-box>
        </draw:frame>
        <draw:line draw:style-name="gr108" draw:text-style-name="P86" draw:layer="layout" svg:x1="6.897cm" svg:y1="10.181cm" svg:x2="13.174cm" svg:y2="11.152cm">
          <text:p/>
        </draw:line>
        <draw:line draw:style-name="gr108" draw:text-style-name="P86" draw:layer="layout" svg:x1="7.332cm" svg:y1="10.249cm" svg:x2="9.151cm" svg:y2="10.528cm">
          <text:p/>
        </draw:line>
        <draw:line draw:style-name="gr109" draw:text-style-name="P1" draw:layer="layout" svg:x1="16.535cm" svg:y1="15.241cm" svg:x2="17.631cm" svg:y2="15.241cm">
          <text:p/>
        </draw:line>
        <draw:line draw:style-name="gr45" draw:text-style-name="P1" draw:layer="layout" svg:x1="13.179cm" svg:y1="6.682cm" svg:x2="13.179cm" svg:y2="16.416cm">
          <text:p/>
        </draw:line>
        <draw:line draw:style-name="gr63" draw:text-style-name="P1" draw:layer="layout" svg:x1="13.179cm" svg:y1="4.802cm" svg:x2="13.179cm" svg:y2="6.744cm">
          <text:p/>
        </draw:line>
        <draw:line draw:style-name="gr63" draw:text-style-name="P19" draw:layer="layout" svg:x1="15.633cm" svg:y1="4.808cm" svg:x2="15.633cm" svg:y2="6.738cm">
          <text:p/>
        </draw:line>
        <draw:frame draw:style-name="gr110" draw:text-style-name="P87" draw:layer="layout" svg:width="1.937cm" svg:height="1.199cm" svg:x="10.653cm" svg:y="4.782cm">
          <draw:text-box>
            <text:p><text:span text:style-name="T18">Region</text:span></text:p>
            <text:p text:style-name="P54"><text:span text:style-name="T18">1</text:span></text:p>
          </draw:text-box>
        </draw:frame>
        <draw:frame draw:style-name="gr110" draw:text-style-name="P87" draw:layer="layout" svg:width="1.937cm" svg:height="1.199cm" svg:x="13.437cm" svg:y="4.782cm">
          <draw:text-box>
            <text:p><text:span text:style-name="T18">Region</text:span></text:p>
            <text:p text:style-name="P54"><text:span text:style-name="T18">2</text:span></text:p>
          </draw:text-box>
        </draw:frame>
        <draw:frame draw:style-name="gr110" draw:text-style-name="P87" draw:layer="layout" svg:width="1.937cm" svg:height="1.199cm" svg:x="16.255cm" svg:y="4.782cm">
          <draw:text-box>
            <text:p><text:span text:style-name="T18">Region</text:span></text:p>
            <text:p text:style-name="P54"><text:span text:style-name="T18">3</text:span></text:p>
          </draw:text-box>
        </draw:frame>
        <draw:frame draw:style-name="gr111" draw:text-style-name="P83" draw:layer="layout" svg:width="2.242cm" svg:height="1.673cm" svg:x="18.925cm" svg:y="7.559cm">
          <draw:text-box>
            <text:p><text:span text:style-name="T17">Forward</text:span></text:p>
            <text:p><text:span text:style-name="T17">diffracted</text:span></text:p>
            <text:p><text:span text:style-name="T17">waves</text:span></text:p>
          </draw:text-box>
        </draw:frame>
        <draw:frame draw:style-name="gr112" draw:text-style-name="P89" draw:layer="layout" svg:width="2.365cm" svg:height="1.673cm" svg:x="8.925cm" svg:y="13.36cm">
          <draw:text-box>
            <text:p text:style-name="P88"><text:span text:style-name="T17">Backward</text:span></text:p>
            <text:p text:style-name="P88"><text:span text:style-name="T17">diffracted</text:span></text:p>
            <text:p text:style-name="P88"><text:span text:style-name="T17">waves</text:span></text:p>
          </draw:text-box>
        </draw:frame>
      </draw:page>
      <draw:page draw:name="page12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2" draw:text-style-name="P13" draw:layer="layout" svg:width="0.82cm" svg:height="0.962cm" svg:x="7.507cm" svg:y="7.493cm">
          <draw:text-box>
            <text:p>x</text:p>
          </draw:text-box>
        </draw:frame>
        <draw:frame draw:style-name="gr42" draw:text-style-name="P13" draw:layer="layout" svg:width="0.82cm" svg:height="0.962cm" svg:x="6.491cm" svg:y="7.023cm">
          <draw:text-box>
            <text:p>z</text:p>
          </draw:text-box>
        </draw:frame>
        <draw:frame draw:style-name="gr42" draw:text-style-name="P13" draw:layer="layout" svg:width="0.82cm" svg:height="0.962cm" svg:x="6.603cm" svg:y="8.979cm">
          <draw:text-box>
            <text:p>y</text:p>
          </draw:text-box>
        </draw:frame>
        <draw:frame draw:style-name="gr113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14" draw:text-style-name="P90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15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2" draw:text-style-name="P13" draw:layer="layout" svg:width="0.82cm" svg:height="0.962cm" svg:x="15.787cm" svg:y="0.612cm">
            <draw:text-box>
              <text:p>x</text:p>
            </draw:text-box>
          </draw:frame>
          <draw:frame draw:style-name="gr42" draw:text-style-name="P13" draw:layer="layout" svg:width="0.82cm" svg:height="0.962cm" svg:x="14.221cm" svg:y="1.898cm">
            <draw:text-box>
              <text:p>y</text:p>
            </draw:text-box>
          </draw:frame>
        </draw:g>
        <draw:line draw:style-name="gr116" draw:text-style-name="P1" draw:layer="layout" svg:x1="20.489cm" svg:y1="1.295cm" svg:x2="20.489cm" svg:y2="19.498cm">
          <text:p/>
        </draw:line>
        <draw:frame draw:style-name="gr117" draw:text-style-name="P91" draw:layer="layout" svg:width="0.818cm" svg:height="1.671cm" svg:x="20.631cm" svg:y="18.618cm">
          <draw:text-box>
            <text:p>z</text:p>
          </draw:text-box>
        </draw:frame>
        <draw:g>
          <draw:frame draw:style-name="gr115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2" draw:text-style-name="P13" draw:layer="layout" svg:width="0.82cm" svg:height="0.962cm" svg:x="15.8cm" svg:y="6.383cm">
            <draw:text-box>
              <text:p>x</text:p>
            </draw:text-box>
          </draw:frame>
          <draw:frame draw:style-name="gr42" draw:text-style-name="P1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2" draw:text-style-name="P13" draw:layer="layout" svg:width="0.82cm" svg:height="0.962cm" svg:x="15.788cm" svg:y="12.152cm">
            <draw:text-box>
              <text:p>x</text:p>
            </draw:text-box>
          </draw:frame>
          <draw:frame draw:style-name="gr42" draw:text-style-name="P13" draw:layer="layout" svg:width="0.82cm" svg:height="0.962cm" svg:x="14.222cm" svg:y="13.438cm">
            <draw:text-box>
              <text:p>y</text:p>
            </draw:text-box>
          </draw:frame>
        </draw:g>
        <draw:custom-shape draw:style-name="gr118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9" draw:text-style-name="P92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9" draw:text-style-name="P92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9" draw:text-style-name="P93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9" draw:text-style-name="P92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9" draw:text-style-name="P92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3" draw:text-style-name="P4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3" draw:text-style-name="P21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3" draw:text-style-name="P21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3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2" draw:text-style-name="P13" draw:layer="layout" svg:width="0.82cm" svg:height="0.962cm" svg:x="11.422cm" svg:y="3.832cm">
          <draw:text-box>
            <text:p>x</text:p>
          </draw:text-box>
        </draw:frame>
        <draw:frame draw:style-name="gr42" draw:text-style-name="P13" draw:layer="layout" svg:width="0.82cm" svg:height="0.962cm" svg:x="10.306cm" svg:y="3.362cm">
          <draw:text-box>
            <text:p>z</text:p>
          </draw:text-box>
        </draw:frame>
        <draw:frame draw:style-name="gr42" draw:text-style-name="P13" draw:layer="layout" svg:width="0.82cm" svg:height="0.962cm" svg:x="10.418cm" svg:y="5.318cm">
          <draw:text-box>
            <text:p>y</text:p>
          </draw:text-box>
        </draw:frame>
        <draw:g>
          <draw:path draw:style-name="gr114" draw:text-style-name="P90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16" draw:text-style-name="P1" draw:layer="layout" svg:x1="5.218cm" svg:y1="16.438cm" svg:x2="23.421cm" svg:y2="16.438cm">
          <text:p/>
        </draw:line>
        <draw:frame draw:style-name="gr117" draw:text-style-name="P91" draw:layer="layout" svg:width="0.818cm" svg:height="1.671cm" svg:x="22.546cm" svg:y="16.557cm">
          <draw:text-box>
            <text:p>z</text:p>
          </draw:text-box>
        </draw:frame>
        <draw:custom-shape draw:style-name="gr118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3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15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2" draw:text-style-name="P13" draw:layer="layout" svg:width="0.82cm" svg:height="0.962cm" svg:x="11.82cm" svg:y="10.108cm">
            <draw:text-box>
              <text:p>x</text:p>
            </draw:text-box>
          </draw:frame>
          <draw:frame draw:style-name="gr42" draw:text-style-name="P1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2" draw:text-style-name="P13" draw:layer="layout" svg:width="0.82cm" svg:height="0.962cm" svg:x="5.873cm" svg:y="10.107cm">
            <draw:text-box>
              <text:p>x</text:p>
            </draw:text-box>
          </draw:frame>
          <draw:frame draw:style-name="gr42" draw:text-style-name="P1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9" draw:text-style-name="P92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9" draw:text-style-name="P92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15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2" draw:text-style-name="P13" draw:layer="layout" svg:width="0.82cm" svg:height="0.962cm" svg:x="19.341cm" svg:y="10.108cm">
              <draw:text-box>
                <text:p>x</text:p>
              </draw:text-box>
            </draw:frame>
            <draw:frame draw:style-name="gr42" draw:text-style-name="P1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9" draw:text-style-name="P92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3" draw:text-style-name="P4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3" draw:text-style-name="P21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3" draw:text-style-name="P21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59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21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5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9" draw:text-style-name="P92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4" draw:style-name="dp1" draw:master-page-name="Default">
        <draw:g>
          <draw:g>
            <draw:path draw:style-name="gr114" draw:text-style-name="P90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15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15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15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9" draw:text-style-name="P92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20" draw:text-style-name="P7" xml:id="id18" draw:id="id18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21" draw:text-style-name="P1" draw:layer="layout" draw:type="line" svg:x1="21.621cm" svg:y1="10.31cm" svg:x2="14.687cm" svg:y2="12.814cm" draw:start-shape="id18" draw:start-glue-point="2" draw:end-shape="id19" draw:end-glue-point="0" svg:d="M21621 10310l-6934 2504" svg:viewBox="0 0 6935 2505">
          <text:p/>
        </draw:connector>
        <draw:g>
          <draw:frame draw:style-name="gr122" draw:text-style-name="P7" xml:id="id19" draw:id="id19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23" draw:text-style-name="P95" draw:layer="layout" svg:width="0.896cm" svg:height="1.038cm" svg:x="13.065cm" svg:y="12.669cm">
            <draw:text-box>
              <text:p><text:span text:style-name="T19">0</text:span></text:p>
            </draw:text-box>
          </draw:frame>
          <draw:frame draw:style-name="gr124" draw:text-style-name="P95" draw:layer="layout" svg:width="1.335cm" svg:height="1.098cm" svg:x="14.086cm" svg:y="12.785cm">
            <draw:text-box>
              <text:p><text:span text:style-name="T19">+1</text:span></text:p>
            </draw:text-box>
          </draw:frame>
          <draw:frame draw:style-name="gr125" draw:text-style-name="P95" draw:layer="layout" svg:width="1.311cm" svg:height="1.038cm" svg:x="15.486cm" svg:y="12.869cm">
            <draw:text-box>
              <text:p><text:span text:style-name="T19">+2</text:span></text:p>
            </draw:text-box>
          </draw:frame>
          <draw:frame draw:style-name="gr126" draw:text-style-name="P95" draw:layer="layout" svg:width="1.133cm" svg:height="1.038cm" svg:x="11.586cm" svg:y="12.815cm">
            <draw:text-box>
              <text:p><text:span text:style-name="T19">-1</text:span></text:p>
            </draw:text-box>
          </draw:frame>
        </draw:g>
        <draw:line draw:style-name="gr127" draw:text-style-name="P1" draw:layer="layout" svg:x1="5.555cm" svg:y1="7.05cm" svg:x2="10.333cm" svg:y2="7.05cm">
          <text:p/>
        </draw:line>
        <draw:line draw:style-name="gr127" draw:text-style-name="P1" draw:layer="layout" svg:x1="5.244cm" svg:y1="7.361cm" svg:x2="5.244cm" svg:y2="12.139cm">
          <text:p/>
        </draw:line>
        <draw:frame draw:style-name="gr128" draw:text-style-name="P96" draw:layer="layout" svg:width="3.614cm" svg:height="1.119cm" svg:x="6.137cm" svg:y="5.918cm">
          <draw:text-box>
            <text:p><text:span text:style-name="T20">128 pixel</text:span></text:p>
          </draw:text-box>
        </draw:frame>
        <draw:frame draw:style-name="gr128" draw:text-style-name="P13" draw:layer="layout" svg:width="3.614cm" svg:height="1.119cm" draw:transform="rotate (1.5707963267949) translate (4.124cm 11.557cm)">
          <draw:text-box>
            <text:p><text:span text:style-name="T20">128 pixel</text:span></text:p>
          </draw:text-box>
        </draw:frame>
      </draw:page>
      <draw:page draw:name="page15" draw:style-name="dp1" draw:master-page-name="Default">
        <draw:frame draw:style-name="gr115" draw:text-style-name="P97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0" draw:text-style-name="P98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6" draw:style-name="dp1" draw:master-page-name="Default">
        <draw:frame draw:style-name="gr134" draw:text-style-name="P97" draw:layer="layout" svg:width="5.131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5" draw:text-style-name="P98" draw:layer="layout" svg:width="5.073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7" draw:style-name="dp1" draw:master-page-name="Default">
        <draw:line draw:style-name="gr76" draw:text-style-name="P1" draw:layer="layout" svg:x1="8.585cm" svg:y1="15.49cm" svg:x2="8.585cm" svg:y2="7.504cm">
          <text:p/>
        </draw:line>
        <draw:frame draw:style-name="gr136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7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504cm" svg:x2="8.587cm" svg:y2="4.683cm">
          <text:p/>
        </draw:line>
        <draw:frame draw:style-name="gr77" draw:text-style-name="P73" draw:layer="layout" svg:width="1.209cm" svg:height="1.673cm" svg:x="6.902cm" svg:y="4.6cm">
          <draw:text-box>
            <text:p><text:span text:style-name="T12">θ</text:span></text:p>
          </draw:text-box>
        </draw:frame>
        <draw:ellipse draw:style-name="gr81" draw:text-style-name="P74" draw:layer="layout" svg:width="1.981cm" svg:height="0.457cm" svg:x="7.597cm" svg:y="6.469cm" draw:kind="arc" draw:start-angle="359.4" draw:end-angle="331.29">
          <text:p/>
        </draw:ellipse>
        <draw:line draw:style-name="gr76" draw:text-style-name="P1" draw:layer="layout" svg:x1="8.587cm" svg:y1="6.659cm" svg:x2="8.587cm" svg:y2="5.799cm">
          <text:p/>
        </draw:line>
        <draw:custom-shape draw:style-name="gr139" draw:text-style-name="P45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19" draw:layer="layout" svg:x1="20.079cm" svg:y1="4.61cm" svg:x2="20.079cm" svg:y2="8.935cm">
          <text:p/>
        </draw:line>
        <draw:frame draw:style-name="gr140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73" draw:layer="layout" svg:width="1.209cm" svg:height="1.673cm" svg:x="15.22cm" svg:y="11.583cm">
          <draw:text-box>
            <text:p><text:span text:style-name="T12">θ</text:span></text:p>
          </draw:text-box>
        </draw:frame>
        <draw:g>
          <draw:line draw:style-name="gr131" draw:text-style-name="P19" draw:layer="layout" svg:x1="20.115cm" svg:y1="9.84cm" svg:x2="20.115cm" svg:y2="14.599cm">
            <text:p/>
          </draw:line>
          <draw:line draw:style-name="gr131" draw:text-style-name="P19" draw:layer="layout" svg:x1="20.117cm" svg:y1="9.841cm" svg:x2="21.75cm" svg:y2="14.309cm">
            <text:p/>
          </draw:line>
          <draw:line draw:style-name="gr131" draw:text-style-name="P19" draw:layer="layout" svg:x1="20.112cm" svg:y1="9.841cm" svg:x2="23.34cm" svg:y2="13.256cm">
            <text:p/>
          </draw:line>
          <draw:line draw:style-name="gr131" draw:text-style-name="P19" draw:layer="layout" svg:x1="20.117cm" svg:y1="9.841cm" svg:x2="18.458cm" svg:y2="14.247cm">
            <text:p/>
          </draw:line>
        </draw:g>
        <draw:frame draw:style-name="gr99" draw:text-style-name="P13" draw:layer="layout" svg:width="1.065cm" svg:height="0.962cm" svg:x="21.789cm" svg:y="13.413cm">
          <draw:text-box>
            <text:p>-1</text:p>
          </draw:text-box>
        </draw:frame>
        <draw:frame draw:style-name="gr99" draw:text-style-name="P13" draw:layer="layout" svg:width="1.065cm" svg:height="0.962cm" svg:x="22.989cm" svg:y="12.013cm">
          <draw:text-box>
            <text:p>-2</text:p>
          </draw:text-box>
        </draw:frame>
        <draw:frame draw:style-name="gr99" draw:text-style-name="P13" draw:layer="layout" svg:width="1.065cm" svg:height="0.962cm" svg:x="20.25cm" svg:y="13.952cm">
          <draw:text-box>
            <text:p>0</text:p>
          </draw:text-box>
        </draw:frame>
        <draw:frame draw:style-name="gr99" draw:text-style-name="P13" draw:layer="layout" svg:width="1.065cm" svg:height="0.962cm" svg:x="18.59cm" svg:y="13.713cm">
          <draw:text-box>
            <text:p>1</text:p>
          </draw:text-box>
        </draw:frame>
        <draw:circle draw:style-name="gr141" draw:text-style-name="P99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84" draw:text-style-name="P1" draw:layer="layout" svg:x1="13.97cm" svg:y1="15.115cm" svg:x2="13.97cm" svg:y2="4.193cm">
          <text:p/>
        </draw:line>
        <draw:custom-shape draw:style-name="gr139" draw:text-style-name="P45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1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43" draw:text-style-name="P66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6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line draw:style-name="gr84" draw:text-style-name="P1" draw:layer="layout" svg:x1="13.97cm" svg:y1="15.115cm" svg:x2="13.97cm" svg:y2="5.015cm">
          <text:p/>
        </draw:line>
        <draw:line draw:style-name="gr129" draw:text-style-name="P19" draw:layer="layout" svg:x1="20.079cm" svg:y1="5.201cm" svg:x2="20.079cm" svg:y2="9.351cm">
          <text:p/>
        </draw:line>
        <draw:frame draw:style-name="gr144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5.22cm" svg:y="8.799cm">
          <draw:text-box>
            <text:p><text:span text:style-name="T21">θ</text:span></text:p>
          </draw:text-box>
        </draw:frame>
        <draw:g>
          <draw:line draw:style-name="gr131" draw:text-style-name="P19" draw:layer="layout" svg:x1="20.115cm" svg:y1="10.256cm" svg:x2="20.115cm" svg:y2="15.015cm">
            <text:p/>
          </draw:line>
          <draw:line draw:style-name="gr131" draw:text-style-name="P19" draw:layer="layout" svg:x1="20.117cm" svg:y1="10.257cm" svg:x2="21.75cm" svg:y2="14.725cm">
            <text:p/>
          </draw:line>
          <draw:line draw:style-name="gr131" draw:text-style-name="P19" draw:layer="layout" svg:x1="20.112cm" svg:y1="10.257cm" svg:x2="23.34cm" svg:y2="13.672cm">
            <text:p/>
          </draw:line>
          <draw:line draw:style-name="gr131" draw:text-style-name="P19" draw:layer="layout" svg:x1="20.117cm" svg:y1="10.257cm" svg:x2="18.458cm" svg:y2="14.663cm">
            <text:p/>
          </draw:line>
        </draw:g>
        <draw:frame draw:style-name="gr145" draw:text-style-name="P96" draw:layer="layout" svg:width="1.192cm" svg:height="1.119cm" svg:x="21.889cm" svg:y="13.629cm">
          <draw:text-box>
            <text:p><text:span text:style-name="T20">-1</text:span></text:p>
          </draw:text-box>
        </draw:frame>
        <draw:frame draw:style-name="gr145" draw:text-style-name="P96" draw:layer="layout" svg:width="1.192cm" svg:height="1.119cm" svg:x="23.089cm" svg:y="12.229cm">
          <draw:text-box>
            <text:p><text:span text:style-name="T20">-2</text:span></text:p>
          </draw:text-box>
        </draw:frame>
        <draw:frame draw:style-name="gr146" draw:text-style-name="P96" draw:layer="layout" svg:width="1.065cm" svg:height="1.119cm" svg:x="20.35cm" svg:y="14.168cm">
          <draw:text-box>
            <text:p><text:span text:style-name="T20">0</text:span></text:p>
          </draw:text-box>
        </draw:frame>
        <draw:frame draw:style-name="gr146" draw:text-style-name="P96" draw:layer="layout" svg:width="1.065cm" svg:height="1.119cm" svg:x="18.69cm" svg:y="13.929cm">
          <draw:text-box>
            <text:p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48" draw:text-style-name="P96" draw:layer="layout" svg:width="3.652cm" svg:height="1.987cm" svg:x="20.204cm" svg:y="6.35cm">
          <draw:text-box>
            <text:p><text:span text:style-name="T20">Incoming</text:span></text:p>
            <text:p><text:span text:style-name="T20">beam</text:span></text:p>
          </draw:text-box>
        </draw:frame>
        <draw:line draw:style-name="gr76" draw:text-style-name="P1" draw:layer="layout" svg:x1="8.585cm" svg:y1="15.369cm" svg:x2="8.585cm" svg:y2="7.165cm">
          <text:p/>
        </draw:line>
        <draw:frame draw:style-name="gr149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165cm" svg:x2="8.587cm" svg:y2="5.402cm">
          <text:p/>
        </draw:line>
        <draw:frame draw:style-name="gr77" draw:text-style-name="P100" draw:layer="layout" svg:width="1.209cm" svg:height="1.673cm" svg:x="7.202cm" svg:y="5.361cm">
          <draw:text-box>
            <text:p><text:span text:style-name="T21">θ</text:span></text:p>
          </draw:text-box>
        </draw:frame>
        <draw:ellipse draw:style-name="gr151" draw:text-style-name="P74" draw:layer="layout" svg:width="1.981cm" svg:height="0.457cm" svg:x="7.597cm" svg:y="6.33cm" draw:kind="arc" draw:start-angle="359.4" draw:end-angle="331.29">
          <text:p/>
        </draw:ellipse>
        <draw:line draw:style-name="gr76" draw:text-style-name="P1" draw:layer="layout" svg:x1="8.587cm" svg:y1="6.72cm" svg:x2="8.587cm" svg:y2="5.86cm">
          <text:p/>
        </draw:line>
        <draw:custom-shape draw:style-name="gr139" draw:text-style-name="P45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line draw:style-name="gr84" draw:text-style-name="P1" draw:layer="layout" svg:x1="10.339cm" svg:y1="15.845cm" svg:x2="10.339cm" svg:y2="5.745cm">
          <text:p/>
        </draw:line>
        <draw:line draw:style-name="gr129" draw:text-style-name="P19" draw:layer="layout" svg:x1="15.888cm" svg:y1="5.799cm" svg:x2="15.888cm" svg:y2="9.949cm">
          <text:p/>
        </draw:line>
        <draw:frame draw:style-name="gr153" draw:text-style-name="P7" draw:layer="layout" svg:width="9.042cm" svg:height="0.813cm" draw:transform="rotate (0.261799387799149) translate (11.492cm 11.155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1.029cm" svg:y="9.397cm">
          <draw:text-box>
            <text:p text:style-name="P78"><text:span text:style-name="T22">θ</text:span></text:p>
          </draw:text-box>
        </draw:frame>
        <draw:g>
          <draw:line draw:style-name="gr131" draw:text-style-name="P19" draw:layer="layout" svg:x1="15.924cm" svg:y1="10.854cm" svg:x2="15.924cm" svg:y2="15.613cm">
            <text:p/>
          </draw:line>
          <draw:line draw:style-name="gr131" draw:text-style-name="P19" draw:layer="layout" svg:x1="15.926cm" svg:y1="10.855cm" svg:x2="17.559cm" svg:y2="15.323cm">
            <text:p/>
          </draw:line>
          <draw:line draw:style-name="gr131" draw:text-style-name="P19" draw:layer="layout" svg:x1="15.921cm" svg:y1="10.855cm" svg:x2="19.149cm" svg:y2="14.27cm">
            <text:p/>
          </draw:line>
          <draw:line draw:style-name="gr131" draw:text-style-name="P19" draw:layer="layout" svg:x1="15.926cm" svg:y1="10.855cm" svg:x2="14.267cm" svg:y2="15.261cm">
            <text:p/>
          </draw:line>
        </draw:g>
        <draw:frame draw:style-name="gr145" draw:text-style-name="P96" draw:layer="layout" svg:width="1.192cm" svg:height="1.119cm" svg:x="17.698cm" svg:y="14.227cm">
          <draw:text-box>
            <text:p text:style-name="P78"><text:span text:style-name="T20">-1</text:span></text:p>
          </draw:text-box>
        </draw:frame>
        <draw:frame draw:style-name="gr145" draw:text-style-name="P96" draw:layer="layout" svg:width="1.192cm" svg:height="1.119cm" svg:x="18.898cm" svg:y="12.827cm">
          <draw:text-box>
            <text:p text:style-name="P78"><text:span text:style-name="T20">-2</text:span></text:p>
          </draw:text-box>
        </draw:frame>
        <draw:frame draw:style-name="gr154" draw:text-style-name="P96" draw:layer="layout" svg:width="1.107cm" svg:height="1.164cm" svg:x="16.077cm" svg:y="14.627cm">
          <draw:text-box>
            <text:p text:style-name="P78"><text:span text:style-name="T20">0</text:span></text:p>
          </draw:text-box>
        </draw:frame>
        <draw:frame draw:style-name="gr146" draw:text-style-name="P96" draw:layer="layout" svg:width="1.065cm" svg:height="1.119cm" svg:x="14.499cm" svg:y="14.527cm">
          <draw:text-box>
            <text:p text:style-name="P78"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3.199cm 12.106cm)" draw:kind="arc" draw:start-angle="262.54" draw:end-angle="93.45">
          <text:p/>
        </draw:circle>
        <draw:frame draw:style-name="gr148" draw:text-style-name="P96" draw:layer="layout" svg:width="3.652cm" svg:height="1.987cm" svg:x="16.013cm" svg:y="6.948cm">
          <draw:text-box>
            <text:p text:style-name="P78"><text:span text:style-name="T20">Incoming</text:span></text:p>
            <text:p text:style-name="P78"><text:span text:style-name="T20">beam</text:span></text:p>
          </draw:text-box>
        </draw:frame>
        <draw:line draw:style-name="gr84" draw:text-style-name="P1" draw:layer="layout" svg:x1="21.126cm" svg:y1="16.53cm" svg:x2="21.126cm" svg:y2="5.061cm">
          <text:p/>
        </draw:line>
        <draw:frame draw:style-name="gr155" draw:text-style-name="P102" draw:layer="layout" svg:width="3.652cm" svg:height="2.038cm" svg:x="27.725cm" svg:y="9.747cm">
          <draw:text-box>
            <text:p text:style-name="P101"><text:span text:style-name="T23">Incoming</text:span></text:p>
            <text:p text:style-name="P101"><text:span text:style-name="T23">beam</text:span></text:p>
          </draw:text-box>
        </draw:frame>
        <draw:ellipse draw:style-name="gr65" draw:text-style-name="P65" draw:layer="layout" svg:width="2.646cm" svg:height="2.585cm" svg:x="24.804cm" svg:y="8.492cm" draw:kind="arc" draw:start-angle="90.85" draw:end-angle="132.01">
          <text:p/>
        </draw:ellipse>
        <draw:line draw:style-name="gr73" draw:text-style-name="P1" draw:layer="layout" svg:x1="26.132cm" svg:y1="16.186cm" svg:x2="26.132cm" svg:y2="5.469cm">
          <text:p/>
        </draw:line>
        <draw:connector draw:style-name="gr156" draw:text-style-name="P103" draw:layer="layout" draw:type="line" svg:x1="21.661cm" svg:y1="10.719cm" svg:x2="30.166cm" svg:y2="10.766cm" svg:d="M21661 10719l8505 47" svg:viewBox="0 0 8506 48">
          <text:p/>
        </draw:connector>
        <draw:frame draw:style-name="gr69" draw:text-style-name="P105" draw:layer="layout" svg:width="1.002cm" svg:height="1.517cm" svg:x="25.165cm" svg:y="7.263cm">
          <draw:text-box>
            <text:p text:style-name="P104"><text:span text:style-name="T24">ζ</text:span></text:p>
          </draw:text-box>
        </draw:frame>
        <draw:frame draw:style-name="gr157" draw:text-style-name="P107" draw:layer="layout" svg:width="5.539cm" svg:height="1.402cm" draw:transform="rotate (-1.14650678563508) translate (27.455cm 10.572cm)">
          <draw:text-box>
            <text:p text:style-name="P106"><text:span text:style-name="T25">Diff. grating</text:span></text:p>
          </draw:text-box>
        </draw:frame>
        <draw:ellipse draw:style-name="gr151" draw:text-style-name="P74" draw:layer="layout" svg:width="1.981cm" svg:height="0.457cm" svg:x="25.148cm" svg:y="6.525cm" draw:kind="arc" draw:start-angle="359.4" draw:end-angle="331.29">
          <text:p/>
        </draw:ellipse>
        <draw:frame draw:style-name="gr77" draw:text-style-name="P108" draw:layer="layout" svg:width="1.209cm" svg:height="1.673cm" svg:x="24.954cm" svg:y="5.393cm">
          <draw:text-box>
            <text:p text:style-name="P78"><text:span text:style-name="T26">θ</text:span></text:p>
          </draw:text-box>
        </draw:frame>
        <draw:line draw:style-name="gr76" draw:text-style-name="P1" draw:layer="layout" svg:x1="26.138cm" svg:y1="6.813cm" svg:x2="26.138cm" svg:y2="5.953cm">
          <text:p/>
        </draw:line>
        <draw:custom-shape draw:style-name="gr158" draw:text-style-name="P109" draw:layer="layout" svg:width="0.394cm" svg:height="9.087cm" draw:transform="skewX (-0.000174532925199405) rotate (0.393222680474322) translate (24.17cm 6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1" draw:layer="layout" svg:x1="5.132cm" svg:y1="15.799cm" svg:x2="5.132cm" svg:y2="7.595cm">
          <text:p/>
        </draw:line>
        <draw:frame draw:style-name="gr159" draw:text-style-name="P7" draw:layer="layout" svg:width="7.29cm" svg:height="7.188cm" svg:x="1.408cm" svg:y="7.73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1.187cm 7.51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5.134cm" svg:y1="7.595cm" svg:x2="5.134cm" svg:y2="5.832cm">
          <text:p/>
        </draw:line>
        <draw:frame draw:style-name="gr77" draw:text-style-name="P100" draw:layer="layout" svg:width="1.209cm" svg:height="1.673cm" svg:x="3.749cm" svg:y="5.791cm">
          <draw:text-box>
            <text:p text:style-name="P78"><text:span text:style-name="T22">θ</text:span></text:p>
          </draw:text-box>
        </draw:frame>
        <draw:ellipse draw:style-name="gr151" draw:text-style-name="P74" draw:layer="layout" svg:width="1.981cm" svg:height="0.457cm" svg:x="4.144cm" svg:y="6.76cm" draw:kind="arc" draw:start-angle="359.4" draw:end-angle="331.29">
          <text:p/>
        </draw:ellipse>
        <draw:line draw:style-name="gr76" draw:text-style-name="P1" draw:layer="layout" svg:x1="5.134cm" svg:y1="7.15cm" svg:x2="5.134cm" svg:y2="6.29cm">
          <text:p/>
        </draw:line>
        <draw:custom-shape draw:style-name="gr139" draw:text-style-name="P45" draw:layer="layout" svg:width="0.155cm" svg:height="0.044cm" svg:x="5.056cm" svg:y="7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5.056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09" draw:layer="layout" svg:width="0.301cm" svg:height="4.322cm" draw:transform="skewX (-0.762185284345924) rotate (-0.762010751420725) translate (1.186cm 7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09" draw:layer="layout" svg:width="0.301cm" svg:height="4.322cm" draw:transform="skewX (-0.762185284345924) rotate (-0.762010751420725) translate (1.186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Default">
        <draw:line draw:style-name="gr76" draw:text-style-name="P1" draw:layer="layout" svg:x1="7.46cm" svg:y1="16.227cm" svg:x2="7.46cm" svg:y2="10.839cm">
          <text:p/>
        </draw:line>
        <draw:line draw:style-name="gr76" draw:text-style-name="P1" draw:layer="layout" svg:x1="2.663cm" svg:y1="10.81cm" svg:x2="8.048cm" svg:y2="10.81cm">
          <text:p/>
        </draw:line>
        <draw:frame draw:style-name="gr140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61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62" draw:text-style-name="P111" draw:layer="layout" svg:width="0.502cm" svg:height="4.043cm" draw:transform="skewX (0.933053018116168) rotate (-1.80554311118813) translate (5.476cm 14.095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164" draw:text-style-name="P71" draw:layer="layout" svg:width="5.539cm" svg:height="1.402cm" draw:transform="rotate (-1.14650678563508) translate (21.725cm 10.726cm)">
          <draw:text-box>
            <text:p text:style-name="P69"><text:span text:style-name="T10">Diff. grating</text:span></text:p>
          </draw:text-box>
        </draw:frame>
        <draw:frame draw:style-name="gr77" draw:text-style-name="P73" draw:layer="layout" svg:width="1.209cm" svg:height="1.673cm" svg:x="6.175cm" svg:y="4.697cm">
          <draw:text-box>
            <text:p><text:span text:style-name="T12">θ</text:span></text:p>
          </draw:text-box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59cm" svg:y1="10.785cm" svg:x2="7.459cm" svg:y2="4.322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07cm" svg:x2="13.393cm" svg:y2="10.807cm">
          <text:p/>
        </draw:line>
        <draw:line draw:style-name="gr80" draw:text-style-name="P1" draw:layer="layout" svg:x1="7.434cm" svg:y1="10.81cm" svg:x2="13.908cm" svg:y2="10.81cm">
          <text:p/>
        </draw:line>
        <draw:frame draw:style-name="gr165" draw:text-style-name="P71" draw:layer="layout" svg:width="4.1cm" svg:height="1.038cm" draw:transform="rotate (0.0879645943005142) translate (8.26cm 14.3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697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  <draw:custom-shape draw:style-name="gr166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168" draw:text-style-name="P102" draw:layer="layout" svg:width="3.652cm" svg:height="2.038cm" svg:x="21.91cm" svg:y="9.907cm">
          <draw:text-box>
            <text:p text:style-name="P112"><text:span text:style-name="T25">Incoming</text:span></text:p>
            <text:p text:style-name="P112"><text:span text:style-name="T25">beam</text:span></text:p>
          </draw:text-box>
        </draw:frame>
        <draw:ellipse draw:style-name="gr65" draw:text-style-name="P65" draw:layer="layout" svg:width="2.646cm" svg:height="2.585cm" svg:x="18.989cm" svg:y="8.652cm" draw:kind="arc" draw:start-angle="90.85" draw:end-angle="132.01">
          <text:p/>
        </draw:ellipse>
        <draw:line draw:style-name="gr73" draw:text-style-name="P1" draw:layer="layout" svg:x1="20.317cm" svg:y1="16.346cm" svg:x2="20.317cm" svg:y2="5.629cm">
          <text:p/>
        </draw:line>
        <draw:connector draw:style-name="gr169" draw:text-style-name="P103" draw:layer="layout" draw:type="line" svg:x1="15.846cm" svg:y1="10.879cm" svg:x2="24.351cm" svg:y2="10.926cm" svg:d="M15846 10879l8505 47" svg:viewBox="0 0 8506 48">
          <text:p/>
        </draw:connector>
        <draw:frame draw:style-name="gr69" draw:text-style-name="P105" draw:layer="layout" svg:width="1.002cm" svg:height="1.517cm" svg:x="19.35cm" svg:y="7.423cm">
          <draw:text-box>
            <text:p text:style-name="P67"><text:span text:style-name="T27">ζ</text:span></text:p>
          </draw:text-box>
        </draw:frame>
        <draw:frame draw:style-name="gr170" draw:text-style-name="P107" draw:layer="layout" svg:width="5.539cm" svg:height="1.402cm" draw:transform="rotate (-1.14650678563508) translate (21.64cm 10.732cm)">
          <draw:text-box>
            <text:p text:style-name="P69"><text:span text:style-name="T28">Diff. grating</text:span></text:p>
          </draw:text-box>
        </draw:frame>
        <draw:line draw:style-name="gr84" draw:text-style-name="P1" draw:layer="layout" svg:x1="14.685cm" svg:y1="16.53cm" svg:x2="14.685cm" svg:y2="5.061cm">
          <text:p/>
        </draw:line>
        <draw:ellipse draw:style-name="gr151" draw:text-style-name="P74" draw:layer="layout" svg:width="1.981cm" svg:height="0.457cm" svg:x="19.333cm" svg:y="6.685cm" draw:kind="arc" draw:start-angle="359.4" draw:end-angle="331.29">
          <text:p/>
        </draw:ellipse>
        <draw:frame draw:style-name="gr77" draw:text-style-name="P108" draw:layer="layout" svg:width="1.209cm" svg:height="1.673cm" svg:x="19.139cm" svg:y="5.553cm">
          <draw:text-box>
            <text:p><text:span text:style-name="T29">θ</text:span></text:p>
          </draw:text-box>
        </draw:frame>
        <draw:line draw:style-name="gr76" draw:text-style-name="P1" draw:layer="layout" svg:x1="20.323cm" svg:y1="6.973cm" svg:x2="20.323cm" svg:y2="6.113cm">
          <text:p/>
        </draw:line>
        <draw:custom-shape draw:style-name="gr171" draw:text-style-name="P6" draw:layer="layout" svg:width="0.394cm" svg:height="9.087cm" draw:transform="skewX (-0.000174532925199405) rotate (0.393222680474322) translate (18.355cm 6.849cm)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7.175cm" svg:y1="16.333cm" svg:x2="7.175cm" svg:y2="10.945cm">
          <text:p/>
        </draw:line>
        <draw:line draw:style-name="gr76" draw:text-style-name="P1" draw:layer="layout" svg:x1="2.378cm" svg:y1="10.916cm" svg:x2="7.763cm" svg:y2="10.916cm">
          <text:p/>
        </draw:line>
        <draw:frame draw:style-name="gr144" draw:text-style-name="P7" draw:layer="layout" svg:width="6.852cm" svg:height="0.483cm" draw:transform="skewX (0.280299877870289) rotate (-3.06514723235244) translate (11.838cm 14.18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72" draw:text-style-name="P7" draw:layer="layout" svg:width="6.816cm" svg:height="6.464cm" draw:transform="skewX (-0.331438024953723) rotate (0.075398223686155) translate (2.422cm 7.939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0" draw:text-style-name="P1" draw:layer="layout" svg:x1="7.149cm" svg:y1="10.916cm" svg:x2="12.407cm" svg:y2="10.916cm">
          <text:p/>
        </draw:line>
        <draw:custom-shape draw:style-name="gr173" draw:text-style-name="P113" draw:layer="layout" svg:width="0.502cm" svg:height="4.043cm" draw:transform="skewX (0.933053018116168) rotate (-1.80554311118813) translate (5.191cm 14.201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108" draw:layer="layout" svg:width="1.209cm" svg:height="1.673cm" svg:x="5.99cm" svg:y="5.553cm">
          <draw:text-box>
            <text:p><text:span text:style-name="T29">θ</text:span></text:p>
          </draw:text-box>
        </draw:frame>
        <draw:frame draw:style-name="gr79" draw:text-style-name="P105" draw:layer="layout" svg:width="1.002cm" svg:height="1.517cm" svg:x="11.436cm" svg:y="9.461cm">
          <draw:text-box>
            <text:p text:style-name="P67"><text:span text:style-name="T27">ζ</text:span></text:p>
          </draw:text-box>
        </draw:frame>
        <draw:line draw:style-name="gr80" draw:text-style-name="P1" draw:layer="layout" svg:x1="7.174cm" svg:y1="10.891cm" svg:x2="7.174cm" svg:y2="5.629cm">
          <text:p/>
        </draw:line>
        <draw:ellipse draw:style-name="gr151" draw:text-style-name="P74" draw:layer="layout" svg:width="1.981cm" svg:height="0.457cm" svg:x="6.185cm" svg:y="6.669cm" draw:kind="arc" draw:start-angle="359.4" draw:end-angle="331.29">
          <text:p/>
        </draw:ellipse>
        <draw:line draw:style-name="gr76" draw:text-style-name="P1" draw:layer="layout" svg:x1="7.175cm" svg:y1="7.273cm" svg:x2="7.175cm" svg:y2="6.413cm">
          <text:p/>
        </draw:line>
        <draw:ellipse draw:style-name="gr82" draw:text-style-name="P75" draw:layer="layout" svg:width="2.134cm" svg:height="0.432cm" draw:transform="rotate (1.5707963267949) translate (11.069cm 11.97cm)" draw:kind="arc" draw:start-angle="359.42" draw:end-angle="331.27">
          <text:p/>
        </draw:ellipse>
        <draw:frame draw:style-name="gr174" draw:text-style-name="P107" draw:layer="layout" svg:width="4.816cm" svg:height="1.195cm" draw:transform="rotate (0.0879645943005142) translate (7.175cm 14.406cm)">
          <draw:text-box>
            <text:p text:style-name="P69"><text:span text:style-name="T28">Diff. grating</text:span></text:p>
          </draw:text-box>
        </draw:frame>
        <draw:custom-shape draw:style-name="gr166" draw:text-style-name="P5" draw:layer="layout" svg:width="0.061cm" svg:height="0.162cm" draw:transform="skewX (0.0616101225953998) rotate (0.404916386462684) translate (7.078cm 10.8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11.248cm" svg:y1="10.913cm" svg:x2="12.108cm" svg:y2="10.913cm">
          <text:p/>
        </draw:line>
      </draw:page>
      <draw:page draw:name="page22" draw:style-name="dp1" draw:master-page-name="Default">
        <draw:g>
          <draw:frame draw:style-name="gr175" draw:text-style-name="P102" draw:layer="layout" svg:width="3.652cm" svg:height="2.038cm" svg:x="17.487cm" svg:y="9.747cm">
            <draw:text-box>
              <text:p text:style-name="P112"><text:span text:style-name="T25">Incoming</text:span></text:p>
              <text:p text:style-name="P112"><text:span text:style-name="T25">beam</text:span></text:p>
            </draw:text-box>
          </draw:frame>
          <draw:ellipse draw:style-name="gr65" draw:text-style-name="P65" draw:layer="layout" svg:width="2.646cm" svg:height="2.585cm" svg:x="14.566cm" svg:y="8.492cm" draw:kind="arc" draw:start-angle="90.85" draw:end-angle="132.01">
            <text:p/>
          </draw:ellipse>
          <draw:line draw:style-name="gr73" draw:text-style-name="P1" draw:layer="layout" svg:x1="15.894cm" svg:y1="16.186cm" svg:x2="15.894cm" svg:y2="5.469cm">
            <text:p/>
          </draw:line>
          <draw:connector draw:style-name="gr169" draw:text-style-name="P103" draw:layer="layout" draw:type="line" svg:x1="11.423cm" svg:y1="10.719cm" svg:x2="19.928cm" svg:y2="10.766cm" svg:d="M11423 10719l8505 47" svg:viewBox="0 0 8506 48">
            <text:p/>
          </draw:connector>
          <draw:frame draw:style-name="gr69" draw:text-style-name="P105" draw:layer="layout" svg:width="1.002cm" svg:height="1.517cm" svg:x="14.927cm" svg:y="7.263cm">
            <draw:text-box>
              <text:p text:style-name="P67"><text:span text:style-name="T27">ζ</text:span></text:p>
            </draw:text-box>
          </draw:frame>
          <draw:frame draw:style-name="gr176" draw:text-style-name="P107" draw:layer="layout" svg:width="5.539cm" svg:height="1.402cm" draw:transform="rotate (-1.14650678563508) translate (17.217cm 10.572cm)">
            <draw:text-box>
              <text:p text:style-name="P69"><text:span text:style-name="T28">Diff. grating</text:span></text:p>
            </draw:text-box>
          </draw:frame>
          <draw:ellipse draw:style-name="gr151" draw:text-style-name="P74" draw:layer="layout" svg:width="1.981cm" svg:height="0.457cm" svg:x="14.91cm" svg:y="6.525cm" draw:kind="arc" draw:start-angle="359.4" draw:end-angle="331.29">
            <text:p/>
          </draw:ellipse>
          <draw:frame draw:style-name="gr77" draw:text-style-name="P108" draw:layer="layout" svg:width="1.209cm" svg:height="1.673cm" svg:x="14.716cm" svg:y="5.393cm">
            <draw:text-box>
              <text:p><text:span text:style-name="T29">θ</text:span></text:p>
            </draw:text-box>
          </draw:frame>
          <draw:line draw:style-name="gr76" draw:text-style-name="P1" draw:layer="layout" svg:x1="15.9cm" svg:y1="6.813cm" svg:x2="15.9cm" svg:y2="5.953cm">
            <text:p/>
          </draw:line>
          <draw:custom-shape draw:style-name="gr171" draw:text-style-name="P6" draw:layer="layout" svg:width="0.394cm" svg:height="9.087cm" draw:transform="skewX (-0.000174532925199405) rotate (0.393222680474322) translate (13.932cm 6.68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3" draw:style-name="dp1" draw:master-page-name="Default">
        <draw:line draw:style-name="gr177" draw:text-style-name="P114" draw:layer="layout" svg:x1="11.098cm" svg:y1="10.517cm" svg:x2="15.981cm" svg:y2="13.335cm">
          <text:p/>
        </draw:line>
        <draw:custom-shape draw:style-name="gr178" draw:text-style-name="P115" draw:layer="layout" svg:width="3.861cm" svg:height="0.66cm" svg:x="9.678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14" draw:layer="layout" svg:x1="8.022cm" svg:y1="12.789cm" svg:x2="15.981cm" svg:y2="8.195cm">
          <text:p/>
        </draw:line>
        <draw:line draw:style-name="gr177" draw:text-style-name="P114" draw:layer="layout" svg:x1="14.699cm" svg:y1="8.217cm" svg:x2="20.068cm" svg:y2="11.316cm">
          <text:p/>
        </draw:line>
        <draw:custom-shape draw:style-name="gr180" draw:text-style-name="P42" draw:layer="layout" svg:width="2.235cm" svg:height="0.762cm" svg:x="14.396cm" svg:y="7.764cm">
          <text:p/>
          <draw:enhanced-geometry svg:viewBox="0 0 21600 21600" draw:type="rectangle" draw:enhanced-path="M 0 0 L 21600 0 21600 21600 0 21600 0 0 Z N"/>
        </draw:custom-shape>
        <draw:line draw:style-name="gr177" draw:text-style-name="P114" draw:layer="layout" svg:x1="14.698cm" svg:y1="13.335cm" svg:x2="20.116cm" svg:y2="10.206cm">
          <text:p/>
        </draw:line>
        <draw:custom-shape draw:style-name="gr180" draw:text-style-name="P42" draw:layer="layout" svg:width="2.235cm" svg:height="0.762cm" svg:x="14.396cm" svg:y="13.06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6" draw:layer="layout" svg:width="3.935cm" svg:height="0.149cm" svg:x="13.416cm" svg:y="12.961cm">
          <text:p/>
          <draw:enhanced-geometry svg:viewBox="0 0 21600 21600" draw:type="rectangle" draw:enhanced-path="M 0 0 L 21600 0 21600 21600 0 21600 0 0 Z N"/>
        </draw:custom-shape>
        <draw:frame draw:style-name="gr182" draw:text-style-name="P7" xml:id="id21" draw:id="id21" draw:layer="layout" svg:width="1.132cm" svg:height="0.242cm" draw:transform="rotate (1.5707963267949) translate (19.02cm 11.33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81" draw:text-style-name="P116" draw:layer="layout" svg:width="3.935cm" svg:height="0.149cm" svg:x="13.416cm" svg:y="8.42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117" draw:layer="layout" svg:width="3.935cm" svg:height="0.149cm" svg:x="9.569cm" svg:y="10.724cm">
          <text:p/>
          <draw:enhanced-geometry svg:viewBox="0 0 21600 21600" draw:type="rectangle" draw:enhanced-path="M 0 0 L 21600 0 21600 21600 0 21600 0 0 Z N"/>
        </draw:custom-shape>
        <draw:frame draw:style-name="gr184" draw:text-style-name="P13" draw:layer="layout" svg:width="2.157cm" svg:height="0.962cm" svg:x="14.305cm" svg:y="7.592cm">
          <draw:text-box>
            <text:p>Mirror</text:p>
          </draw:text-box>
        </draw:frame>
        <draw:frame draw:style-name="gr185" draw:text-style-name="P13" draw:layer="layout" svg:width="2.369cm" svg:height="1.673cm" svg:x="7.476cm" svg:y="9.931cm">
          <draw:text-box>
            <text:p>Beam </text:p>
            <text:p>splitter</text:p>
          </draw:text-box>
        </draw:frame>
        <draw:frame draw:style-name="gr184" draw:text-style-name="P13" draw:layer="layout" svg:width="2.157cm" svg:height="0.962cm" svg:x="14.306cm" svg:y="12.992cm">
          <draw:text-box>
            <text:p>Mirror</text:p>
          </draw:text-box>
        </draw:frame>
        <draw:frame draw:style-name="gr184" draw:text-style-name="P13" draw:layer="layout" svg:width="2.157cm" svg:height="0.962cm" draw:transform="rotate (0.523598775598299) translate (7.911cm 13.165cm)">
          <draw:text-box>
            <text:p>Laser</text:p>
          </draw:text-box>
        </draw:frame>
        <draw:frame draw:style-name="gr186" draw:text-style-name="P13" xml:id="id20" draw:id="id20" draw:layer="layout" svg:width="2.648cm" svg:height="0.962cm" svg:x="17.817cm" svg:y="12.554cm">
          <draw:text-box>
            <text:p>Sample</text:p>
          </draw:text-box>
        </draw:frame>
        <draw:connector draw:style-name="gr9" draw:text-style-name="P1" draw:layer="layout" draw:type="line" svg:x1="19.141cm" svg:y1="12.554cm" svg:x2="19.141cm" svg:y2="11.339cm" draw:start-shape="id20" draw:start-glue-point="0" draw:end-shape="id21" svg:d="M19141 12554v-1215" svg:viewBox="0 0 1 1216">
          <text:p/>
        </draw:connector>
      </draw:page>
      <draw:page draw:name="page24" draw:style-name="dp1" draw:master-page-name="Default">
        <draw:line draw:style-name="gr187" draw:text-style-name="P114" draw:layer="layout" svg:x1="6.017cm" svg:y1="9.951cm" svg:x2="16.811cm" svg:y2="16.433cm">
          <text:p/>
        </draw:line>
        <draw:custom-shape draw:style-name="gr188" draw:text-style-name="P118" draw:layer="layout" svg:width="7.371cm" svg:height="2.286cm" svg:x="3.705cm" svg:y="8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114" draw:layer="layout" svg:x1="3.264cm" svg:y1="13.099cm" svg:x2="16.248cm" svg:y2="5.301cm">
          <text:p/>
        </draw:line>
        <draw:line draw:style-name="gr187" draw:text-style-name="P114" draw:layer="layout" svg:x1="12.814cm" svg:y1="5.412cm" svg:x2="23.421cm" svg:y2="11.782cm">
          <text:p/>
        </draw:line>
        <draw:custom-shape draw:style-name="gr190" draw:text-style-name="P119" draw:layer="layout" svg:width="5.334cm" svg:height="2.438cm" svg:x="11.772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7" draw:text-style-name="P114" draw:layer="layout" svg:x1="12.815cm" svg:y1="16.025cm" svg:x2="23.511cm" svg:y2="9.597cm">
          <text:p/>
        </draw:line>
        <draw:custom-shape draw:style-name="gr191" draw:text-style-name="P119" draw:layer="layout" svg:width="5.993cm" svg:height="2.489cm" svg:x="11.702cm" svg:y="15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0" draw:layer="layout" svg:width="7.461cm" svg:height="0.281cm" svg:x="10.862cm" svg:y="15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3" draw:text-style-name="P7" draw:layer="layout" svg:width="2.896cm" svg:height="0.69cm" draw:transform="rotate (1.5707963267949) translate (21.316cm 12.17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94" draw:text-style-name="P121" draw:layer="layout" svg:width="7.474cm" svg:height="0.3cm" svg:x="3.547cm" svg:y="10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122" draw:layer="layout" svg:width="4.181cm" svg:height="1.826cm" svg:x="12.502cm" svg:y="4.665cm">
          <draw:text-box>
            <text:p><text:span text:style-name="T30">Mirror</text:span></text:p>
          </draw:text-box>
        </draw:frame>
        <draw:frame draw:style-name="gr195" draw:text-style-name="P122" draw:layer="layout" svg:width="4.181cm" svg:height="1.826cm" svg:x="12.502cm" svg:y="15.149cm">
          <draw:text-box>
            <text:p><text:span text:style-name="T30">Mirror</text:span></text:p>
          </draw:text-box>
        </draw:frame>
        <draw:frame draw:style-name="gr196" draw:text-style-name="P122" draw:layer="layout" svg:width="4.161cm" svg:height="1.969cm" draw:transform="rotate (0.540877535193043) translate (3.423cm 14.006cm)">
          <draw:text-box>
            <text:p><text:span text:style-name="T30">Laser</text:span></text:p>
          </draw:text-box>
        </draw:frame>
        <draw:frame draw:style-name="gr197" draw:text-style-name="P122" xml:id="id22" draw:id="id22" draw:layer="layout" svg:width="5.277cm" svg:height="1.826cm" svg:x="19.023cm" svg:y="14.29cm">
          <draw:text-box>
            <text:p><text:span text:style-name="T30">Sample</text:span></text:p>
          </draw:text-box>
        </draw:frame>
        <draw:custom-shape draw:style-name="gr198" draw:text-style-name="P120" draw:layer="layout" svg:width="7.461cm" svg:height="0.264cm" svg:x="10.862cm" svg:y="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9" draw:text-style-name="P123" draw:layer="layout" svg:x1="3.269cm" svg:y1="13.12cm" svg:x2="5.416cm" svg:y2="11.817cm">
          <text:p/>
        </draw:line>
        <draw:custom-shape draw:style-name="gr200" draw:text-style-name="P7" xml:id="id23" draw:id="id23" draw:layer="layout" svg:width="1.321cm" svg:height="3.404cm" svg:x="21.001cm" svg:y="9.029cm">
          <text:p/>
          <draw:enhanced-geometry svg:viewBox="0 0 21600 21600" draw:type="rectangle" draw:enhanced-path="M 0 0 L 21600 0 21600 21600 0 21600 0 0 Z N"/>
        </draw:custom-shape>
        <draw:connector draw:style-name="gr201" draw:text-style-name="P7" draw:layer="layout" draw:type="line" svg:x1="21.661cm" svg:y1="14.29cm" svg:x2="21.661cm" svg:y2="12.433cm" draw:start-shape="id22" draw:start-glue-point="0" draw:end-shape="id23" draw:end-glue-point="2" svg:d="M21661 14290v-1857" svg:viewBox="0 0 1 1858">
          <text:p/>
        </draw:connector>
        <draw:frame draw:style-name="gr202" draw:text-style-name="P124" draw:layer="layout" svg:width="8.732cm" svg:height="1.826cm" svg:x="2.918cm" svg:y="8.808cm">
          <draw:text-box>
            <text:p><text:span text:style-name="T31">Beam splitter</text:span></text:p>
          </draw:text-box>
        </draw:frame>
      </draw:page>
      <draw:page draw:name="page25" draw:style-name="dp1" draw:master-page-name="Default">
        <draw:frame draw:style-name="gr193" draw:text-style-name="P7" draw:layer="layout" svg:width="12.7cm" svg:height="2.438cm" draw:transform="rotate (1.5707963267949) translate (8.855cm 16.169cm)">
          <draw:image xlink:href="Pictures/100002010000033D0000033DBB3ECB1074B64378.png" xlink:type="simple" xlink:show="embed" xlink:actuate="onLoad" loext:mime-type="image/png">
            <text:p/>
          </draw:image>
        </draw:frame>
        <draw:g>
          <draw:path draw:style-name="gr203" draw:text-style-name="P125" draw:layer="layout" svg:width="1.001cm" svg:height="0.986cm" svg:x="7.12cm" svg:y="14.321cm" svg:viewBox="0 0 1002 987" svg:d="M458 190c-57 128-114 256-171 384-91 212-136 328-132 348 3 16 17 23 41 23 0 0-1 0-2 0 0 0 1-1 2-1 13-1 26-1 39-2 8 1 17 2 25 3 0 14 0 28 0 42-87 0-173 0-260 0 0-14 0-28 1-42 45-4 77-17 93-37 6-7 20-37 43-92 115-272 230-544 345-816 16 0 31 0 46 0 113 273 225 547 337 820 18 44 33 74 46 88 19 21 49 33 90 37 0 14 1 28 1 42-120 0-241 0-361 0 0-14 0-28-1-42 17 1 34 2 51 3 42 0 60-11 56-34-6-34-16-66-28-98-87-209-174-417-261-626z">
            <text:p/>
          </draw:path>
        </draw:g>
        <draw:line draw:style-name="gr204" draw:text-style-name="P7" draw:layer="layout" svg:x1="8.536cm" svg:y1="15.39cm" svg:x2="8.536cm" svg:y2="14.222cm">
          <text:p/>
        </draw:line>
        <draw:line draw:style-name="gr205" draw:text-style-name="P7" draw:layer="layout" svg:x1="8.855cm" svg:y1="16.739cm" svg:x2="11.293cm" svg:y2="16.739cm">
          <text:p/>
        </draw:line>
        <draw:frame draw:style-name="gr206" draw:text-style-name="P126" draw:layer="layout" svg:width="1.285cm" svg:height="1.826cm" svg:x="9.336cm" svg:y="16.539cm">
          <draw:text-box>
            <text:p><text:span text:style-name="T3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2010000016100000295BAFE577E0D8280F8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1575" draw:display-name="Transparency 1575" draw:style="linear" draw:start="100%" draw:end="45%" draw:angle="2700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10-10T23:24:01.770209721</dc:date>
    <meta:editing-duration>P1DT21H46M44S</meta:editing-duration>
    <meta:editing-cycles>68</meta:editing-cycles>
    <meta:generator>LibreOffice/6.4.7.2$Linux_X86_64 LibreOffice_project/40$Build-2</meta:generator>
    <meta:document-statistic meta:object-count="1021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